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background-color="#CCFFCC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cell-protect="none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" style:family="table-cell" style:parent-style-name="Default" style:data-style-name="N19">
      <style:table-cell-properties fo:border="thin solid #000000" style:vertical-align="automatic" fo:background-color="#CCFFCC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7" style:family="table-cell" style:parent-style-name="Default" style:data-style-name="N13">
      <style:table-cell-properties fo:border="thin solid #000000" style:vertical-align="automatic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">
      <style:table-cell-properties fo:border="thin solid #000000" style:vertical-align="automatic" fo:background-color="#C0C0C0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fo:background-color="#C0C0C0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37">
      <style:table-cell-properties fo:border="thin solid #000000" style:vertical-align="automatic" fo:background-color="#C0C0C0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14">
      <style:table-cell-properties fo:border-top="thin solid #000000" fo:border-bottom="thin solid #000000" fo:border-left="thin solid #000000" fo:border-right="2pt solid #000000" style:vertical-align="automatic" fo:background-color="#CCFFCC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Default" style:data-style-name="N0">
      <style:table-cell-properties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38">
      <style:table-cell-properties style:vertical-align="automatic" fo:background-color="#CCFFCC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000080" style:cell-protect="protected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0C0C0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14">
      <style:table-cell-properties fo:border-top="thin solid #000000" fo:border-bottom="thin solid #000000" fo:border-left="2pt solid #000000" fo:border-right="thin solid #000000" style:vertical-align="automatic" fo:background-color="#C0C0C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Default" style:data-style-name="N4">
      <style:table-cell-properties fo:border="thin solid #000000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3">
      <style:table-cell-properties fo:border="thin solid #000000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4">
      <style:table-cell-properties fo:border-top="thin solid #000000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none" fo:border-left="2pt solid #000000" fo:border-right="none" style:vertical-align="automatic" fo:background-color="#000080" style:cell-protect="protected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0080" style:cell-protect="protected"/>
      <style:text-properties fo:color="#FFFFFF"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">
      <style:table-cell-properties fo:border-top="thin solid #000000" fo:border-bottom="none" fo:border-left="none" fo:border-right="thin solid #000000" style:vertical-align="automatic" fo:background-color="#000080" style:cell-protect="protected"/>
      <style:text-properties fo:color="#FFFFFF"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36">
      <style:table-cell-properties fo:border-top="thin solid #000000" fo:border-bottom="thin solid #000000" fo:border-left="thin solid #000000" fo:border-right="none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2pt solid #000000" fo:border-right="non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none" fo:border-left="2pt solid #000000" fo:border-right="none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1"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#000080" style:cell-protect="none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8">
      <style:table-cell-properties fo:border-top="2pt solid #000000" fo:border-bottom="thin solid #000000" fo:border-left="2pt solid #000000" fo:border-right="thin solid #000000" style:vertical-align="automatic" fo:background-color="#CCFFCC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none" fo:border-left="2pt solid #000000" fo:border-right="none" style:vertical-align="automatic" fo:background-color="#000080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0080"/>
      <style:text-properties fo:color="#FFFFFF" style:font-name="Arial1" style:font-name-asian="Arial1" style:font-name-complex="Arial1" fo:font-size="10pt" style:font-size-asian="10pt" style:font-size-complex="10pt"/>
    </style:style>
    <style:style style:name="ce43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000080"/>
      <style:text-properties fo:color="#FFFFFF"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none" style:vertical-align="automatic" fo:background-color="transparent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fo:color="#FFFFFF"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transparent"/>
      <style:text-properties fo:color="#FFFFFF"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36">
      <style:table-cell-properties fo:border-top="none" fo:border-bottom="thin solid #000000" fo:border-left="thin solid #000000" fo:border-right="none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51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automatic" fo:background-color="#CCFFCC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3">
      <style:table-cell-properties fo:border="thin solid #000000" style:vertical-align="automatic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54" style:family="table-cell" style:parent-style-name="Default" style:data-style-name="N39">
      <style:table-cell-properties fo:border="thin solid #000000" style:vertical-align="automatic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Default" style:data-style-name="N39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000080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0080"/>
      <style:text-properties fo:color="#FFFFFF" style:font-name="Arial1" style:font-name-asian="Arial1" style:font-name-complex="Arial1" fo:font-size="10pt" style:font-size-asian="10pt" style:font-size-complex="10pt"/>
    </style:style>
    <style:style style:name="ce59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000080"/>
      <style:text-properties fo:color="#FFFFFF" style:font-name="Arial1" style:font-name-asian="Arial1" style:font-name-complex="Arial1" fo:font-size="10pt" style:font-size-asian="10pt" style:font-size-complex="10pt"/>
    </style:style>
    <style:style style:name="ce6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none" fo:border-left="2pt solid #000000" fo:border-right="none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2" style:family="table-cell" style:parent-style-name="Default" style:data-style-name="N4">
      <style:table-cell-properties fo:border="thin solid #000000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3" style:family="table-cell" style:parent-style-name="Default" style:data-style-name="N3">
      <style:table-cell-properties fo:border="thin solid #000000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Default" style:data-style-name="N3">
      <style:table-cell-properties fo:border-top="thin solid #000000" fo:border-bottom="none" fo:border-left="none" fo:border-right="thin solid #000000" style:vertical-align="automatic" fo:background-color="#000080"/>
      <style:text-properties fo:color="#FFFFFF" style:font-name="Arial1" style:font-name-asian="Arial1" style:font-name-complex="Arial1" fo:font-size="10pt" style:font-size-asian="10pt" style:font-size-complex="10pt"/>
    </style:style>
    <style:style style:name="ce66" style:family="table-cell" style:parent-style-name="Default" style:data-style-name="N36">
      <style:table-cell-properties fo:border="thin solid #000000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7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Default" style:data-style-name="N4">
      <style:table-cell-properties fo:border-top="none" fo:border-bottom="none" fo:border-left="2pt solid #000000" fo:border-right="non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Default" style:data-style-name="N36">
      <style:table-cell-properties fo:border-top="thin solid #000000" fo:border-bottom="thin solid #000000" fo:border-left="thin solid #000000" fo:border-right="none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2">
      <style:table-cell-properties fo:border="thin solid #000000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Default" style:data-style-name="N4">
      <style:table-cell-properties fo:border-top="none" fo:border-bottom="none" fo:border-left="2pt solid #000000" fo:border-right="none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75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77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CCFFCC"/>
    </style:style>
    <style:style style:name="ce7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000080" style:cell-protect="protected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#000080" style:cell-protect="protected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8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cell-protect="non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3" style:family="table-cell" style:parent-style-name="Default" style:data-style-name="N0">
      <style:table-cell-properties fo:border="thin solid #000000" style:vertical-align="automatic" fo:background-color="transparent" style:cell-protect="non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4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8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87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background-color="#000080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88" style:family="table-cell" style:parent-style-name="Excel_BuiltIn_Percent" style:data-style-name="N14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89" style:family="table-cell" style:parent-style-name="Default" style:data-style-name="N36">
      <style:table-cell-properties fo:border-top="thin solid #000000" fo:border-bottom="2pt solid #000000" fo:border-left="none" fo:border-right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000080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000080" style:repeat-content="false"/>
      <style:paragraph-properties fo:text-align="center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CFFCC" style:cell-protect="non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94" style:family="table-cell" style:parent-style-name="Default" style:data-style-name="N0">
      <style:table-cell-properties fo:border="thin solid #000000" fo:background-color="#CCFFCC"/>
    </style:style>
    <style:style style:name="ce9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CCFFCC"/>
    </style:style>
    <style:style style:name="ce96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9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000080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99" style:family="table-cell" style:parent-style-name="Default" style:data-style-name="N36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000080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101" style:family="table-cell" style:parent-style-name="Excel_BuiltIn_Percent" style:data-style-name="N14">
      <style:table-cell-properties fo:border-top="2pt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2" style:family="table-cell" style:parent-style-name="Default" style:data-style-name="N36">
      <style:table-cell-properties fo:border-top="2pt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000080" style:repeat-content="false"/>
      <style:paragraph-properties fo:text-align="center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106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#000080" style:cell-protect="protected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2.3495cm"/>
    </style:style>
    <style:style style:name="co6" style:family="table-column">
      <style:table-column-properties fo:break-before="auto" style:column-width="3.40783333333333cm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2.62466666666667cm"/>
    </style:style>
    <style:style style:name="co9" style:family="table-column">
      <style:table-column-properties fo:break-before="auto" style:column-width="1.7145cm"/>
    </style:style>
    <style:style style:name="co10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SI&quot;;&quot;NO&quot;)">
          <table:help-message/>
          <table:error-message table:display="true"/>
        </table:content-validation>
        <table:content-validation table:name="val2" table:condition="of:cell-content-is-in-list([.$Z$2:.$Z$32])" table:base-cell-address="Gastos_e_Ingresos.D12">
          <table:help-message/>
          <table:error-message table:display="true"/>
        </table:content-validation>
        <table:content-validation table:name="val3" table:condition="of:cell-content-is-in-list([.$W$2:.$W$5])" table:base-cell-address="Gastos_e_Ingresos.G6">
          <table:help-message/>
          <table:error-message table:display="true"/>
        </table:content-validation>
        <table:content-validation table:name="val4" table:condition="of:cell-content-is-in-list([.AC1048574:.AC4])" table:base-cell-address="Gastos_e_Ingresos.I5">
          <table:help-message/>
          <table:error-message/>
        </table:content-validation>
      </table:content-validations>
      <table:table table:name="Gastos_e_Ingreso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4" table:style-name="ce76">
            <text:p>Descripción Proyecto / Previsión Facturación</text:p>
          </table:table-cell>
          <table:table-cell table:number-columns-spanned="10" table:number-rows-spanned="1" table:style-name="ce77"/>
          <table:covered-table-cell table:number-columns-repeated="9"/>
          <table:table-cell table:number-columns-repeated="16373"/>
        </table:table-row>
        <table:table-row table:style-name="ro1">
          <table:covered-table-cell/>
          <table:table-cell table:number-columns-spanned="10" table:number-rows-spanned="1" table:style-name="ce77"/>
          <table:covered-table-cell table:number-columns-repeated="9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Garantía:</text:p>
          </table:table-cell>
          <table:table-cell table:content-validation-name="val1" table:style-name="ce3"/>
          <table:table-cell office:value-type="string" table:style-name="ce4">
            <text:p>Duración (meses):</text:p>
          </table:table-cell>
          <table:table-cell table:style-name="ce3"/>
          <table:table-cell office:value-type="string" table:style-name="ce5">
            <text:p>A contar desde:</text:p>
          </table:table-cell>
          <table:table-cell table:style-name="ce6"/>
          <table:table-cell office:value-type="string" table:style-name="ce5">
            <text:p>que es la fecha de:</text:p>
          </table:table-cell>
          <table:table-cell table:number-columns-spanned="3" table:number-rows-spanned="1" table:content-validation-name="val4" table:style-name="ce77"/>
          <table:covered-table-cell table:number-columns-repeated="2"/>
          <table:table-cell table:number-columns-repeated="16373"/>
        </table:table-row>
        <table:table-row table:style-name="ro1">
          <table:covered-table-cell/>
          <table:table-cell office:value-type="string" table:style-name="ce7">
            <text:p>Versión:</text:p>
          </table:table-cell>
          <table:table-cell table:style-name="ce8"/>
          <table:table-cell office:value-type="string" table:style-name="ce9">
            <text:p>F.Actualizac.:</text:p>
          </table:table-cell>
          <table:table-cell table:style-name="ce10"/>
          <table:table-cell office:value-type="string" table:style-name="ce9">
            <text:p>Anualización:</text:p>
          </table:table-cell>
          <table:table-cell table:content-validation-name="val3" table:style-name="ce10"/>
          <table:table-cell office:value-type="string" table:style-name="ce9">
            <text:p>Año:</text:p>
          </table:table-cell>
          <table:table-cell table:style-name="ce11"/>
          <table:table-cell office:value-type="string" table:style-name="ce9">
            <text:p>Tipo IVA:</text:p>
          </table:table-cell>
          <table:table-cell office:value-type="percentage" office:value="0.21" table:style-name="ce12">
            <text:p>21,00%</text:p>
          </table:table-cell>
          <table:table-cell table:number-columns-repeated="16373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9" table:number-rows-spanned="1" table:style-name="ce78">
            <text:p>DESGLOSE <text:s/>DE <text:s/>INGRESOS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table:style-name="ce13"/>
          <table:table-cell table:number-columns-repeated="4" table:style-name="ce14"/>
          <table:table-cell office:value-type="string" table:style-name="ce15">
            <text:p>Margen:</text:p>
          </table:table-cell>
          <table:table-cell office:value-type="percentage" office:value="0.55000000000000004" table:style-name="ce16">
            <text:p>55,00 %</text:p>
          </table:table-cell>
          <table:table-cell table:number-columns-repeated="3" table:style-name="ce14"/>
          <table:table-cell table:number-columns-repeated="16374" table:style-name="ce1"/>
        </table:table-row>
        <table:table-row table:style-name="ro1">
          <table:table-cell office:value-type="string" table:number-columns-spanned="8" table:number-rows-spanned="1" table:style-name="ce107">
            <text:p>Servicios</text:p>
          </table:table-cell>
          <table:covered-table-cell table:number-columns-repeated="7"/>
          <table:table-cell office:value-type="string" table:style-name="ce17">
            <text:p>Tarifa Hora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80">
            <text:p>Recurso</text:p>
          </table:table-cell>
          <table:covered-table-cell table:number-columns-repeated="2"/>
          <table:table-cell office:value-type="string" table:number-columns-spanned="2" table:number-rows-spanned="1" table:style-name="ce81">
            <text:p>Categoría</text:p>
          </table:table-cell>
          <table:covered-table-cell/>
          <table:table-cell office:value-type="string" table:style-name="ce18">
            <text:p>Precio h.</text:p>
          </table:table-cell>
          <table:table-cell office:value-type="string" table:style-name="ce18">
            <text:p>Nº horas</text:p>
          </table:table-cell>
          <table:table-cell office:value-type="string" table:style-name="ce19">
            <text:p>Importe</text:p>
          </table:table-cell>
          <table:table-cell office:value-type="string" table:style-name="ce20">
            <text:p>IVA incluido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Jefe Proy" table:formula="of:=[.A107]" table:number-columns-spanned="3" table:number-rows-spanned="1" table:style-name="ce82">
            <text:p>Jefe Proy</text:p>
          </table:table-cell>
          <table:covered-table-cell table:number-columns-repeated="2"/>
          <table:table-cell office:value-type="float" office:value="0" table:formula="of:=[.D107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48.888888888888893" table:formula="of:=[.F107]/(1-[.$G$9])" table:style-name="ce21">
            <text:p>48,89</text:p>
          </table:table-cell>
          <table:table-cell office:value-type="float" office:value="62" table:formula="of:=[.G107]" table:style-name="ce22">
            <text:p>62</text:p>
          </table:table-cell>
          <table:table-cell office:value-type="float" office:value="3031.1111111111113" table:formula="of:=+[.G12]*[.F12]" table:style-name="ce23">
            <text:p>3.031,11<text:s/></text:p>
          </table:table-cell>
          <table:table-cell office:value-type="float" office:value="59.155555555555559" table:formula="of:=[.F12]*(1+[.$K$6])" table:style-name="ce24">
            <text:p>59,16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Programador senior" table:formula="of:=[.A108]" table:number-columns-spanned="3" table:number-rows-spanned="1" table:style-name="ce82">
            <text:p>Programador senior</text:p>
          </table:table-cell>
          <table:covered-table-cell table:number-columns-repeated="2"/>
          <table:table-cell office:value-type="float" office:value="0" table:formula="of:=[.D108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40.000000000000007" table:formula="of:=[.F108]/(1-[.$G$9])" table:style-name="ce21">
            <text:p>40,00</text:p>
          </table:table-cell>
          <table:table-cell office:value-type="float" office:value="186" table:formula="of:=[.G108]" table:style-name="ce22">
            <text:p>186</text:p>
          </table:table-cell>
          <table:table-cell office:value-type="float" office:value="7440.0000000000009" table:formula="of:=+[.G13]*[.F13]" table:style-name="ce23">
            <text:p>7.440,00<text:s/></text:p>
          </table:table-cell>
          <table:table-cell office:value-type="float" office:value="48.400000000000006" table:formula="of:=[.F13]*(1+[.$K$6])" table:style-name="ce24">
            <text:p>48,40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Programador junior" table:formula="of:=[.A109]" table:number-columns-spanned="3" table:number-rows-spanned="1" table:style-name="ce82">
            <text:p>Programador junior</text:p>
          </table:table-cell>
          <table:covered-table-cell table:number-columns-repeated="2"/>
          <table:table-cell office:value-type="float" office:value="0" table:formula="of:=[.D109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27.777777777777782" table:formula="of:=[.F109]/(1-[.$G$9])" table:style-name="ce21">
            <text:p>27,78</text:p>
          </table:table-cell>
          <table:table-cell office:value-type="float" office:value="267" table:formula="of:=[.G109]" table:style-name="ce22">
            <text:p>267</text:p>
          </table:table-cell>
          <table:table-cell office:value-type="float" office:value="7416.6666666666679" table:formula="of:=+[.G14]*[.F14]" table:style-name="ce23">
            <text:p>7.416,67<text:s/></text:p>
          </table:table-cell>
          <table:table-cell office:value-type="float" office:value="33.611111111111114" table:formula="of:=[.F14]*(1+[.$K$6])" table:style-name="ce24">
            <text:p>33,61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Programador junior" table:formula="of:=[.A110]" table:number-columns-spanned="3" table:number-rows-spanned="1" table:style-name="ce82">
            <text:p>Programador junior</text:p>
          </table:table-cell>
          <table:covered-table-cell table:number-columns-repeated="2"/>
          <table:table-cell office:value-type="float" office:value="0" table:formula="of:=[.D110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27.777777777777782" table:formula="of:=[.F110]/(1-[.$G$9])" table:style-name="ce21">
            <text:p>27,78</text:p>
          </table:table-cell>
          <table:table-cell office:value-type="float" office:value="205" table:formula="of:=[.G110]" table:style-name="ce22">
            <text:p>205</text:p>
          </table:table-cell>
          <table:table-cell office:value-type="float" office:value="5694.4444444444453" table:formula="of:=+[.G15]*[.F15]" table:style-name="ce23">
            <text:p>5.694,44<text:s/></text:p>
          </table:table-cell>
          <table:table-cell office:value-type="float" office:value="33.611111111111114" table:formula="of:=[.F15]*(1+[.$K$6])" table:style-name="ce24">
            <text:p>33,61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Analista-Diseñador" table:formula="of:=[.A111]" table:number-columns-spanned="3" table:number-rows-spanned="1" table:style-name="ce82">
            <text:p>Analista-Diseñador</text:p>
          </table:table-cell>
          <table:covered-table-cell table:number-columns-repeated="2"/>
          <table:table-cell office:value-type="float" office:value="0" table:formula="of:=[.D111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33.333333333333336" table:formula="of:=[.F111]/(1-[.$G$9])" table:style-name="ce21">
            <text:p>33,33</text:p>
          </table:table-cell>
          <table:table-cell office:value-type="float" office:value="323" table:formula="of:=[.G111]" table:style-name="ce22">
            <text:p>323</text:p>
          </table:table-cell>
          <table:table-cell office:value-type="float" office:value="10766.666666666668" table:formula="of:=+[.G16]*[.F16]" table:style-name="ce23">
            <text:p>10.766,67<text:s/></text:p>
          </table:table-cell>
          <table:table-cell office:value-type="float" office:value="40.333333333333336" table:formula="of:=[.F16]*(1+[.$K$6])" table:style-name="ce24">
            <text:p>40,33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Analista-Programador" table:formula="of:=[.A112]" table:number-columns-spanned="3" table:number-rows-spanned="1" table:style-name="ce82">
            <text:p>Analista-Programador</text:p>
          </table:table-cell>
          <table:covered-table-cell table:number-columns-repeated="2"/>
          <table:table-cell office:value-type="float" office:value="0" table:formula="of:=[.D112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33.333333333333336" table:formula="of:=[.F112]/(1-[.$G$9])" table:style-name="ce21">
            <text:p>33,33</text:p>
          </table:table-cell>
          <table:table-cell office:value-type="float" office:value="369" table:formula="of:=[.G112]" table:style-name="ce22">
            <text:p>369</text:p>
          </table:table-cell>
          <table:table-cell office:value-type="float" office:value="12300" table:formula="of:=+[.G17]*[.F17]" table:style-name="ce25">
            <text:p>12.300,00<text:s/></text:p>
          </table:table-cell>
          <table:table-cell office:value-type="float" office:value="40.333333333333336" table:formula="of:=[.F17]*(1+[.$K$6])" table:style-name="ce24">
            <text:p>40,33</text:p>
          </table:table-cell>
          <table:table-cell table:number-columns-repeated="16375"/>
        </table:table-row>
        <table:table-row table:style-name="ro1">
          <table:table-cell office:value-type="float" office:value="0" table:formula="of:=[.A113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13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13]/(1-[.$G$9])" table:style-name="ce21">
            <text:p>0,00</text:p>
          </table:table-cell>
          <table:table-cell office:value-type="float" office:value="0" table:formula="of:=[.G113]" table:style-name="ce22">
            <text:p>0</text:p>
          </table:table-cell>
          <table:table-cell office:value-type="float" office:value="0" table:formula="of:=+[.G18]*[.F18]" table:style-name="ce23">
            <text:p>0,00<text:s/></text:p>
          </table:table-cell>
          <table:table-cell office:value-type="float" office:value="0" table:formula="of:=[.F18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14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14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14]/(1-[.$G$9])" table:style-name="ce21">
            <text:p>0,00</text:p>
          </table:table-cell>
          <table:table-cell office:value-type="float" office:value="0" table:formula="of:=[.G114]" table:style-name="ce22">
            <text:p>0</text:p>
          </table:table-cell>
          <table:table-cell office:value-type="float" office:value="0" table:formula="of:=+[.G19]*[.F19]" table:style-name="ce23">
            <text:p>0,00<text:s/></text:p>
          </table:table-cell>
          <table:table-cell office:value-type="float" office:value="0" table:formula="of:=[.F19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15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15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15]/(1-[.$G$9])" table:style-name="ce21">
            <text:p>0,00</text:p>
          </table:table-cell>
          <table:table-cell office:value-type="float" office:value="0" table:formula="of:=[.G115]" table:style-name="ce22">
            <text:p>0</text:p>
          </table:table-cell>
          <table:table-cell office:value-type="float" office:value="0" table:formula="of:=+[.G20]*[.F20]" table:style-name="ce23">
            <text:p>0,00<text:s/></text:p>
          </table:table-cell>
          <table:table-cell office:value-type="float" office:value="0" table:formula="of:=[.F20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16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16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16]/(1-[.$G$9])" table:style-name="ce21">
            <text:p>0,00</text:p>
          </table:table-cell>
          <table:table-cell office:value-type="float" office:value="0" table:formula="of:=[.G116]" table:style-name="ce22">
            <text:p>0</text:p>
          </table:table-cell>
          <table:table-cell office:value-type="float" office:value="0" table:formula="of:=+[.G21]*[.F21]" table:style-name="ce23">
            <text:p>0,00<text:s/></text:p>
          </table:table-cell>
          <table:table-cell office:value-type="float" office:value="0" table:formula="of:=[.F21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17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17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17]/(1-[.$G$9])" table:style-name="ce21">
            <text:p>0,00</text:p>
          </table:table-cell>
          <table:table-cell office:value-type="float" office:value="0" table:formula="of:=[.G117]" table:style-name="ce22">
            <text:p>0</text:p>
          </table:table-cell>
          <table:table-cell office:value-type="float" office:value="0" table:formula="of:=+[.G22]*[.F22]" table:style-name="ce23">
            <text:p>0,00<text:s/></text:p>
          </table:table-cell>
          <table:table-cell office:value-type="float" office:value="0" table:formula="of:=[.F22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18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18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18]/(1-[.$G$9])" table:style-name="ce21">
            <text:p>0,00</text:p>
          </table:table-cell>
          <table:table-cell office:value-type="float" office:value="0" table:formula="of:=[.G118]" table:style-name="ce22">
            <text:p>0</text:p>
          </table:table-cell>
          <table:table-cell office:value-type="float" office:value="0" table:formula="of:=+[.G23]*[.F23]" table:style-name="ce23">
            <text:p>0,00<text:s/></text:p>
          </table:table-cell>
          <table:table-cell office:value-type="float" office:value="0" table:formula="of:=[.F23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19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19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19]/(1-[.$G$9])" table:style-name="ce21">
            <text:p>0,00</text:p>
          </table:table-cell>
          <table:table-cell office:value-type="float" office:value="0" table:formula="of:=[.G119]" table:style-name="ce22">
            <text:p>0</text:p>
          </table:table-cell>
          <table:table-cell office:value-type="float" office:value="0" table:formula="of:=+[.G24]*[.F24]" table:style-name="ce23">
            <text:p>0,00<text:s/></text:p>
          </table:table-cell>
          <table:table-cell office:value-type="float" office:value="0" table:formula="of:=[.F24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0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20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20]/(1-[.$G$9])" table:style-name="ce21">
            <text:p>0,00</text:p>
          </table:table-cell>
          <table:table-cell office:value-type="float" office:value="0" table:formula="of:=[.G120]" table:style-name="ce22">
            <text:p>0</text:p>
          </table:table-cell>
          <table:table-cell office:value-type="float" office:value="0" table:formula="of:=+[.G25]*[.F25]" table:style-name="ce23">
            <text:p>0,00<text:s/></text:p>
          </table:table-cell>
          <table:table-cell office:value-type="float" office:value="0" table:formula="of:=[.F25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1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21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21]/(1-[.$G$9])" table:style-name="ce21">
            <text:p>0,00</text:p>
          </table:table-cell>
          <table:table-cell office:value-type="float" office:value="0" table:formula="of:=[.G121]" table:style-name="ce22">
            <text:p>0</text:p>
          </table:table-cell>
          <table:table-cell office:value-type="float" office:value="0" table:formula="of:=+[.G26]*[.F26]" table:style-name="ce23">
            <text:p>0,00<text:s/></text:p>
          </table:table-cell>
          <table:table-cell office:value-type="float" office:value="0" table:formula="of:=[.F26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2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22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22]/(1-[.$G$9])" table:style-name="ce21">
            <text:p>0,00</text:p>
          </table:table-cell>
          <table:table-cell office:value-type="float" office:value="0" table:formula="of:=[.G122]" table:style-name="ce22">
            <text:p>0</text:p>
          </table:table-cell>
          <table:table-cell office:value-type="float" office:value="0" table:formula="of:=+[.G27]*[.F27]" table:style-name="ce23">
            <text:p>0,00<text:s/></text:p>
          </table:table-cell>
          <table:table-cell office:value-type="float" office:value="0" table:formula="of:=[.F27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3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23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23]/(1-[.$G$9])" table:style-name="ce21">
            <text:p>0,00</text:p>
          </table:table-cell>
          <table:table-cell office:value-type="float" office:value="0" table:formula="of:=[.G123]" table:style-name="ce22">
            <text:p>0</text:p>
          </table:table-cell>
          <table:table-cell office:value-type="float" office:value="0" table:formula="of:=+[.G28]*[.F28]" table:style-name="ce23">
            <text:p>0,00<text:s/></text:p>
          </table:table-cell>
          <table:table-cell office:value-type="float" office:value="0" table:formula="of:=[.F28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4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24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24]/(1-[.$G$9])" table:style-name="ce21">
            <text:p>0,00</text:p>
          </table:table-cell>
          <table:table-cell office:value-type="float" office:value="0" table:formula="of:=[.G124]" table:style-name="ce22">
            <text:p>0</text:p>
          </table:table-cell>
          <table:table-cell office:value-type="float" office:value="0" table:formula="of:=+[.G29]*[.F29]" table:style-name="ce23">
            <text:p>0,00<text:s/></text:p>
          </table:table-cell>
          <table:table-cell office:value-type="float" office:value="0" table:formula="of:=[.F29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5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25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25]/(1-[.$G$9])" table:style-name="ce21">
            <text:p>0,00</text:p>
          </table:table-cell>
          <table:table-cell office:value-type="float" office:value="0" table:formula="of:=[.G125]" table:style-name="ce22">
            <text:p>0</text:p>
          </table:table-cell>
          <table:table-cell office:value-type="float" office:value="0" table:formula="of:=+[.G30]*[.F30]" table:style-name="ce23">
            <text:p>0,00<text:s/></text:p>
          </table:table-cell>
          <table:table-cell office:value-type="float" office:value="0" table:formula="of:=[.F30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6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26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26]/(1-[.$G$9])" table:style-name="ce21">
            <text:p>0,00</text:p>
          </table:table-cell>
          <table:table-cell office:value-type="float" office:value="0" table:formula="of:=[.G126]" table:style-name="ce22">
            <text:p>0</text:p>
          </table:table-cell>
          <table:table-cell office:value-type="float" office:value="0" table:formula="of:=+[.G31]*[.F31]" table:style-name="ce23">
            <text:p>0,00<text:s/></text:p>
          </table:table-cell>
          <table:table-cell office:value-type="float" office:value="0" table:formula="of:=[.F31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7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27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27]/(1-[.$G$9])" table:style-name="ce21">
            <text:p>0,00</text:p>
          </table:table-cell>
          <table:table-cell office:value-type="float" office:value="0" table:formula="of:=[.G127]" table:style-name="ce22">
            <text:p>0</text:p>
          </table:table-cell>
          <table:table-cell office:value-type="float" office:value="0" table:formula="of:=+[.G32]*[.F32]" table:style-name="ce23">
            <text:p>0,00<text:s/></text:p>
          </table:table-cell>
          <table:table-cell office:value-type="float" office:value="0" table:formula="of:=[.F32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8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28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28]/(1-[.$G$9])" table:style-name="ce21">
            <text:p>0,00</text:p>
          </table:table-cell>
          <table:table-cell office:value-type="float" office:value="0" table:formula="of:=[.G128]" table:style-name="ce22">
            <text:p>0</text:p>
          </table:table-cell>
          <table:table-cell office:value-type="float" office:value="0" table:formula="of:=+[.G33]*[.F33]" table:style-name="ce23">
            <text:p>0,00<text:s/></text:p>
          </table:table-cell>
          <table:table-cell office:value-type="float" office:value="0" table:formula="of:=[.F33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9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29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29]/(1-[.$G$9])" table:style-name="ce21">
            <text:p>0,00</text:p>
          </table:table-cell>
          <table:table-cell office:value-type="float" office:value="0" table:formula="of:=[.G129]" table:style-name="ce22">
            <text:p>0</text:p>
          </table:table-cell>
          <table:table-cell office:value-type="float" office:value="0" table:formula="of:=+[.G34]*[.F34]" table:style-name="ce23">
            <text:p>0,00<text:s/></text:p>
          </table:table-cell>
          <table:table-cell office:value-type="float" office:value="0" table:formula="of:=[.F34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0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30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30]/(1-[.$G$9])" table:style-name="ce21">
            <text:p>0,00</text:p>
          </table:table-cell>
          <table:table-cell office:value-type="float" office:value="0" table:formula="of:=[.G130]" table:style-name="ce22">
            <text:p>0</text:p>
          </table:table-cell>
          <table:table-cell office:value-type="float" office:value="0" table:formula="of:=+[.G35]*[.F35]" table:style-name="ce23">
            <text:p>0,00<text:s/></text:p>
          </table:table-cell>
          <table:table-cell office:value-type="float" office:value="0" table:formula="of:=[.F35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1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31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31]/(1-[.$G$9])" table:style-name="ce21">
            <text:p>0,00</text:p>
          </table:table-cell>
          <table:table-cell office:value-type="float" office:value="0" table:formula="of:=[.G131]" table:style-name="ce22">
            <text:p>0</text:p>
          </table:table-cell>
          <table:table-cell office:value-type="float" office:value="0" table:formula="of:=+[.G36]*[.F36]" table:style-name="ce23">
            <text:p>0,00<text:s/></text:p>
          </table:table-cell>
          <table:table-cell office:value-type="float" office:value="0" table:formula="of:=[.F36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2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32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32]/(1-[.$G$9])" table:style-name="ce21">
            <text:p>0,00</text:p>
          </table:table-cell>
          <table:table-cell office:value-type="float" office:value="0" table:formula="of:=[.G132]" table:style-name="ce22">
            <text:p>0</text:p>
          </table:table-cell>
          <table:table-cell office:value-type="float" office:value="0" table:formula="of:=+[.G37]*[.F37]" table:style-name="ce23">
            <text:p>0,00<text:s/></text:p>
          </table:table-cell>
          <table:table-cell office:value-type="float" office:value="0" table:formula="of:=[.F37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3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33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33]/(1-[.$G$9])" table:style-name="ce21">
            <text:p>0,00</text:p>
          </table:table-cell>
          <table:table-cell office:value-type="float" office:value="0" table:formula="of:=[.G133]" table:style-name="ce22">
            <text:p>0</text:p>
          </table:table-cell>
          <table:table-cell office:value-type="float" office:value="0" table:formula="of:=+[.G38]*[.F38]" table:style-name="ce23">
            <text:p>0,00<text:s/></text:p>
          </table:table-cell>
          <table:table-cell office:value-type="float" office:value="0" table:formula="of:=[.F38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4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34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34]/(1-[.$G$9])" table:style-name="ce21">
            <text:p>0,00</text:p>
          </table:table-cell>
          <table:table-cell office:value-type="float" office:value="0" table:formula="of:=[.G134]" table:style-name="ce22">
            <text:p>0</text:p>
          </table:table-cell>
          <table:table-cell office:value-type="float" office:value="0" table:formula="of:=+[.G39]*[.F39]" table:style-name="ce23">
            <text:p>0,00<text:s/></text:p>
          </table:table-cell>
          <table:table-cell office:value-type="float" office:value="0" table:formula="of:=[.F39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5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35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35]/(1-[.$G$9])" table:style-name="ce21">
            <text:p>0,00</text:p>
          </table:table-cell>
          <table:table-cell office:value-type="float" office:value="0" table:formula="of:=[.G135]" table:style-name="ce22">
            <text:p>0</text:p>
          </table:table-cell>
          <table:table-cell office:value-type="float" office:value="0" table:formula="of:=+[.G40]*[.F40]" table:style-name="ce23">
            <text:p>0,00<text:s/></text:p>
          </table:table-cell>
          <table:table-cell office:value-type="float" office:value="0" table:formula="of:=[.F40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6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36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36]/(1-[.$G$9])" table:style-name="ce21">
            <text:p>0,00</text:p>
          </table:table-cell>
          <table:table-cell office:value-type="float" office:value="0" table:formula="of:=[.G136]" table:style-name="ce22">
            <text:p>0</text:p>
          </table:table-cell>
          <table:table-cell office:value-type="float" office:value="0" table:formula="of:=+[.G41]*[.F41]" table:style-name="ce23">
            <text:p>0,00<text:s/></text:p>
          </table:table-cell>
          <table:table-cell office:value-type="float" office:value="0" table:formula="of:=[.F41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7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37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37]/(1-[.$G$9])" table:style-name="ce21">
            <text:p>0,00</text:p>
          </table:table-cell>
          <table:table-cell office:value-type="float" office:value="0" table:formula="of:=[.G137]" table:style-name="ce22">
            <text:p>0</text:p>
          </table:table-cell>
          <table:table-cell office:value-type="float" office:value="0" table:formula="of:=+[.G42]*[.F42]" table:style-name="ce23">
            <text:p>0,00<text:s/></text:p>
          </table:table-cell>
          <table:table-cell office:value-type="float" office:value="0" table:formula="of:=[.F42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8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38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38]/(1-[.$G$9])" table:style-name="ce21">
            <text:p>0,00</text:p>
          </table:table-cell>
          <table:table-cell office:value-type="float" office:value="0" table:formula="of:=[.G138]" table:style-name="ce22">
            <text:p>0</text:p>
          </table:table-cell>
          <table:table-cell office:value-type="float" office:value="0" table:formula="of:=+[.G43]*[.F43]" table:style-name="ce23">
            <text:p>0,00<text:s/></text:p>
          </table:table-cell>
          <table:table-cell office:value-type="float" office:value="0" table:formula="of:=[.F43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9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39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39]/(1-[.$G$9])" table:style-name="ce21">
            <text:p>0,00</text:p>
          </table:table-cell>
          <table:table-cell office:value-type="float" office:value="0" table:formula="of:=[.G139]" table:style-name="ce22">
            <text:p>0</text:p>
          </table:table-cell>
          <table:table-cell office:value-type="float" office:value="0" table:formula="of:=+[.G44]*[.F44]" table:style-name="ce23">
            <text:p>0,00<text:s/></text:p>
          </table:table-cell>
          <table:table-cell office:value-type="float" office:value="0" table:formula="of:=[.F44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0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40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40]/(1-[.$G$9])" table:style-name="ce21">
            <text:p>0,00</text:p>
          </table:table-cell>
          <table:table-cell office:value-type="float" office:value="0" table:formula="of:=[.G140]" table:style-name="ce22">
            <text:p>0</text:p>
          </table:table-cell>
          <table:table-cell office:value-type="float" office:value="0" table:formula="of:=+[.G45]*[.F45]" table:style-name="ce23">
            <text:p>0,00<text:s/></text:p>
          </table:table-cell>
          <table:table-cell office:value-type="float" office:value="0" table:formula="of:=[.F45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1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41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41]/(1-[.$G$9])" table:style-name="ce21">
            <text:p>0,00</text:p>
          </table:table-cell>
          <table:table-cell office:value-type="float" office:value="0" table:formula="of:=[.G141]" table:style-name="ce22">
            <text:p>0</text:p>
          </table:table-cell>
          <table:table-cell office:value-type="float" office:value="0" table:formula="of:=+[.G46]*[.F46]" table:style-name="ce23">
            <text:p>0,00<text:s/></text:p>
          </table:table-cell>
          <table:table-cell office:value-type="float" office:value="0" table:formula="of:=[.F46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2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42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42]/(1-[.$G$9])" table:style-name="ce21">
            <text:p>0,00</text:p>
          </table:table-cell>
          <table:table-cell office:value-type="float" office:value="0" table:formula="of:=[.G142]" table:style-name="ce22">
            <text:p>0</text:p>
          </table:table-cell>
          <table:table-cell office:value-type="float" office:value="0" table:formula="of:=+[.G47]*[.F47]" table:style-name="ce23">
            <text:p>0,00<text:s/></text:p>
          </table:table-cell>
          <table:table-cell office:value-type="float" office:value="0" table:formula="of:=[.F47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3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43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43]/(1-[.$G$9])" table:style-name="ce21">
            <text:p>0,00</text:p>
          </table:table-cell>
          <table:table-cell office:value-type="float" office:value="0" table:formula="of:=[.G143]" table:style-name="ce22">
            <text:p>0</text:p>
          </table:table-cell>
          <table:table-cell office:value-type="float" office:value="0" table:formula="of:=+[.G48]*[.F48]" table:style-name="ce23">
            <text:p>0,00<text:s/></text:p>
          </table:table-cell>
          <table:table-cell office:value-type="float" office:value="0" table:formula="of:=[.F48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4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44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44]/(1-[.$G$9])" table:style-name="ce21">
            <text:p>0,00</text:p>
          </table:table-cell>
          <table:table-cell office:value-type="float" office:value="0" table:formula="of:=[.G144]" table:style-name="ce22">
            <text:p>0</text:p>
          </table:table-cell>
          <table:table-cell office:value-type="float" office:value="0" table:formula="of:=+[.G49]*[.F49]" table:style-name="ce23">
            <text:p>0,00<text:s/></text:p>
          </table:table-cell>
          <table:table-cell office:value-type="float" office:value="0" table:formula="of:=[.F49]*(1+[.$K$6])" table:style-name="ce24">
            <text:p>0,00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formula="of:=[.A145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45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45]/(1-[.$G$9])" table:style-name="ce21">
            <text:p>0,00</text:p>
          </table:table-cell>
          <table:table-cell office:value-type="float" office:value="0" table:formula="of:=[.G145]" table:style-name="ce22">
            <text:p>0</text:p>
          </table:table-cell>
          <table:table-cell office:value-type="float" office:value="0" table:formula="of:=+[.G50]*[.F50]" table:style-name="ce23">
            <text:p>0,00<text:s/></text:p>
          </table:table-cell>
          <table:table-cell office:value-type="float" office:value="0" table:formula="of:=[.F50]*(1+[.$K$6])" table:style-name="ce24">
            <text:p>0,00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formula="of:=[.A146]" table:number-columns-spanned="3" table:number-rows-spanned="1" table:style-name="ce82">
            <text:p>0</text:p>
          </table:table-cell>
          <table:covered-table-cell table:number-columns-repeated="2"/>
          <table:table-cell office:value-type="float" office:value="0" table:formula="of:=[.D146]" table:number-columns-spanned="2" table:number-rows-spanned="1" table:content-validation-name="val2" table:style-name="ce83">
            <text:p>0</text:p>
          </table:table-cell>
          <table:covered-table-cell/>
          <table:table-cell office:value-type="float" office:value="0" table:formula="of:=[.F146]/(1-[.$G$9])" table:style-name="ce21">
            <text:p>0,00</text:p>
          </table:table-cell>
          <table:table-cell office:value-type="float" office:value="0" table:formula="of:=[.G146]" table:style-name="ce22">
            <text:p>0</text:p>
          </table:table-cell>
          <table:table-cell office:value-type="float" office:value="0" table:formula="of:=+[.G51]*[.F51]" table:style-name="ce23">
            <text:p>0,00<text:s/></text:p>
          </table:table-cell>
          <table:table-cell office:value-type="float" office:value="0" table:formula="of:=[.F51]*(1+[.$K$6])" table:style-name="ce24">
            <text:p>0,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6">
            <text:p>Total Servicios</text:p>
          </table:table-cell>
          <table:table-cell table:number-columns-repeated="5" table:style-name="ce27"/>
          <table:table-cell office:value-type="float" office:value="1412" table:formula="of:=SUM([.G12:.G51])" table:style-name="ce28">
            <text:p>1.412</text:p>
          </table:table-cell>
          <table:table-cell office:value-type="float" office:value="46648.888888888891" table:formula="of:=SUM([.H12:.H51])" table:style-name="ce29">
            <text:p>46.648,89<text:s/></text:p>
          </table:table-cell>
          <table:table-cell table:style-name="ce30"/>
          <table:table-cell table:style-name="ce14"/>
          <table:table-cell table:number-columns-repeated="16374"/>
        </table:table-row>
        <table:table-row table:style-name="ro1">
          <table:table-cell table:style-name="ce31"/>
          <table:table-cell table:number-columns-repeated="5" table:style-name="ce32"/>
          <table:table-cell office:value-type="float" office:value="176.5" table:formula="of:=[.G52]/8" table:style-name="ce33">
            <text:p>177</text:p>
          </table:table-cell>
          <table:table-cell office:value-type="string" table:style-name="ce32">
            <text:p>jornadas</text:p>
          </table:table-cell>
          <table:table-cell table:style-name="ce34"/>
          <table:table-cell table:style-name="ce32"/>
          <table:table-cell table:number-columns-repeated="16374"/>
        </table:table-row>
        <table:table-row table:style-name="ro2">
          <table:table-cell office:value-type="string" table:number-columns-spanned="8" table:number-rows-spanned="1" table:style-name="ce105">
            <text:p>Ventas y Otros Ingresos</text:p>
          </table:table-cell>
          <table:covered-table-cell table:number-columns-repeated="7"/>
          <table:table-cell office:value-type="string" table:style-name="ce35">
            <text:p>Margen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85">
            <text:p>Tipo de Operación</text:p>
          </table:table-cell>
          <table:covered-table-cell table:number-columns-repeated="4"/>
          <table:table-cell office:value-type="string" table:style-name="ce37">
            <text:p>Precio Ud.</text:p>
          </table:table-cell>
          <table:table-cell office:value-type="string" table:style-name="ce37">
            <text:p>Unidades</text:p>
          </table:table-cell>
          <table:table-cell office:value-type="string" table:style-name="ce38">
            <text:p>Importe</text:p>
          </table:table-cell>
          <table:table-cell table:style-name="ce39"/>
          <table:table-cell table:number-columns-repeated="16375" table:style-name="ce1"/>
        </table:table-row>
        <table:table-row table:style-name="ro1">
          <table:table-cell office:value-type="string" office:string-value="Amortización de equipos de entorno de trabajo" table:formula="of:=[.A160]" table:number-columns-spanned="5" table:number-rows-spanned="1" table:style-name="ce86">
            <text:p>Amortización de equipos de entorno de trabajo</text:p>
          </table:table-cell>
          <table:covered-table-cell table:number-columns-repeated="4"/>
          <table:table-cell office:value-type="float" office:value="250" table:formula="of:=[.F160]/(1-[.I56])" table:style-name="ce21">
            <text:p>250,00</text:p>
          </table:table-cell>
          <table:table-cell office:value-type="float" office:value="2" table:formula="of:=[.G160]" table:style-name="ce22">
            <text:p>2</text:p>
          </table:table-cell>
          <table:table-cell office:value-type="float" office:value="500" table:formula="of:=+[.G56]*[.F56]" table:style-name="ce23">
            <text:p>500,00<text:s/></text:p>
          </table:table-cell>
          <table:table-cell office:value-type="percentage" office:value="0.5" table:style-name="ce40">
            <text:p>50,00 %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Tablets del local" table:formula="of:=[.A161]" table:number-columns-spanned="5" table:number-rows-spanned="1" table:style-name="ce86">
            <text:p>Tablets del local</text:p>
          </table:table-cell>
          <table:covered-table-cell table:number-columns-repeated="4"/>
          <table:table-cell office:value-type="float" office:value="130" table:formula="of:=[.F161]/(1-[.I57])" table:style-name="ce21">
            <text:p>130,00</text:p>
          </table:table-cell>
          <table:table-cell office:value-type="float" office:value="20" table:formula="of:=[.G161]" table:style-name="ce22">
            <text:p>20</text:p>
          </table:table-cell>
          <table:table-cell office:value-type="float" office:value="2600" table:formula="of:=+[.G57]*[.F57]" table:style-name="ce23">
            <text:p>2.600,00<text:s/></text:p>
          </table:table-cell>
          <table:table-cell office:value-type="percentage" office:value="0.5" table:style-name="ce40">
            <text:p>50,00 %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Licencias de software y drivers NFC" table:formula="of:=[.A162]" table:number-columns-spanned="5" table:number-rows-spanned="1" table:style-name="ce86">
            <text:p>Licencias de software y drivers NFC</text:p>
          </table:table-cell>
          <table:covered-table-cell table:number-columns-repeated="4"/>
          <table:table-cell office:value-type="float" office:value="60" table:formula="of:=[.F162]/(1-[.I58])" table:style-name="ce21">
            <text:p>60,00</text:p>
          </table:table-cell>
          <table:table-cell office:value-type="float" office:value="1" table:formula="of:=[.G162]" table:style-name="ce22">
            <text:p>1</text:p>
          </table:table-cell>
          <table:table-cell office:value-type="float" office:value="60" table:formula="of:=+[.G58]*[.F58]" table:style-name="ce23">
            <text:p>60,00<text:s/></text:p>
          </table:table-cell>
          <table:table-cell office:value-type="percentage" office:value="0.5" table:style-name="ce40">
            <text:p>50,00 %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Router WiFi" table:formula="of:=[.A163]" table:number-columns-spanned="5" table:number-rows-spanned="1" table:style-name="ce86">
            <text:p>Router WiFi</text:p>
          </table:table-cell>
          <table:covered-table-cell table:number-columns-repeated="4"/>
          <table:table-cell office:value-type="float" office:value="300" table:formula="of:=[.F163]/(1-[.I59])" table:style-name="ce21">
            <text:p>300,00</text:p>
          </table:table-cell>
          <table:table-cell office:value-type="float" office:value="1" table:formula="of:=[.G163]" table:style-name="ce22">
            <text:p>1</text:p>
          </table:table-cell>
          <table:table-cell office:value-type="float" office:value="300" table:formula="of:=+[.G59]*[.F59]" table:style-name="ce23">
            <text:p>300,00<text:s/></text:p>
          </table:table-cell>
          <table:table-cell office:value-type="percentage" office:value="0.5" table:style-name="ce40">
            <text:p>50,00 %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Unidades extensoras de conexión WiFi" table:formula="of:=[.A164]" table:number-columns-spanned="5" table:number-rows-spanned="1" table:style-name="ce86">
            <text:p>Unidades extensoras de conexión WiFi</text:p>
          </table:table-cell>
          <table:covered-table-cell table:number-columns-repeated="4"/>
          <table:table-cell office:value-type="float" office:value="100" table:formula="of:=[.F164]/(1-[.I60])" table:style-name="ce21">
            <text:p>100,00</text:p>
          </table:table-cell>
          <table:table-cell office:value-type="float" office:value="2" table:formula="of:=[.G164]" table:style-name="ce22">
            <text:p>2</text:p>
          </table:table-cell>
          <table:table-cell office:value-type="float" office:value="200" table:formula="of:=+[.G60]*[.F60]" table:style-name="ce23">
            <text:p>200,00<text:s/></text:p>
          </table:table-cell>
          <table:table-cell office:value-type="percentage" office:value="0.5" table:style-name="ce40">
            <text:p>50,00 %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Aplicación de plan de seguridad de la empresa" table:formula="of:=[.A165]" table:number-columns-spanned="5" table:number-rows-spanned="1" table:style-name="ce86">
            <text:p>Aplicación de plan de seguridad de la empresa</text:p>
          </table:table-cell>
          <table:covered-table-cell table:number-columns-repeated="4"/>
          <table:table-cell office:value-type="float" office:value="1000" table:formula="of:=[.F165]/(1-[.I61])" table:style-name="ce21">
            <text:p>1.000,00</text:p>
          </table:table-cell>
          <table:table-cell office:value-type="float" office:value="1" table:formula="of:=[.G165]" table:style-name="ce22">
            <text:p>1</text:p>
          </table:table-cell>
          <table:table-cell office:value-type="float" office:value="1000" table:formula="of:=+[.G61]*[.F61]" table:style-name="ce23">
            <text:p>1.000,00<text:s/></text:p>
          </table:table-cell>
          <table:table-cell office:value-type="percentage" office:value="0.5" table:style-name="ce40">
            <text:p>50,00 %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formula="of:=[.A166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66]/(1-[.I62])" table:style-name="ce21">
            <text:p>0,00</text:p>
          </table:table-cell>
          <table:table-cell office:value-type="float" office:value="0" table:formula="of:=[.G166]" table:style-name="ce22">
            <text:p>0</text:p>
          </table:table-cell>
          <table:table-cell office:value-type="float" office:value="0" table:formula="of:=+[.G62]*[.F62]" table:style-name="ce23">
            <text:p>0,00<text:s/></text:p>
          </table:table-cell>
          <table:table-cell table:style-name="ce40"/>
          <table:table-cell table:number-columns-repeated="16375" table:style-name="ce1"/>
        </table:table-row>
        <table:table-row table:style-name="ro1">
          <table:table-cell office:value-type="float" office:value="0" table:formula="of:=[.A167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67]/(1-[.I63])" table:style-name="ce21">
            <text:p>0,00</text:p>
          </table:table-cell>
          <table:table-cell office:value-type="float" office:value="0" table:formula="of:=[.G167]" table:style-name="ce22">
            <text:p>0</text:p>
          </table:table-cell>
          <table:table-cell office:value-type="float" office:value="0" table:formula="of:=+[.G63]*[.F63]" table:style-name="ce23">
            <text:p>0,00<text:s/></text:p>
          </table:table-cell>
          <table:table-cell table:style-name="ce40"/>
          <table:table-cell table:number-columns-repeated="16375" table:style-name="ce1"/>
        </table:table-row>
        <table:table-row table:style-name="ro1">
          <table:table-cell office:value-type="float" office:value="0" table:formula="of:=[.A168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68]/(1-[.I64])" table:style-name="ce21">
            <text:p>0,00</text:p>
          </table:table-cell>
          <table:table-cell office:value-type="float" office:value="0" table:formula="of:=[.G168]" table:style-name="ce22">
            <text:p>0</text:p>
          </table:table-cell>
          <table:table-cell office:value-type="float" office:value="0" table:formula="of:=+[.G64]*[.F64]" table:style-name="ce23">
            <text:p>0,00<text:s/></text:p>
          </table:table-cell>
          <table:table-cell table:style-name="ce40"/>
          <table:table-cell table:number-columns-repeated="16375" table:style-name="ce1"/>
        </table:table-row>
        <table:table-row table:style-name="ro1">
          <table:table-cell office:value-type="float" office:value="0" table:formula="of:=[.A169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69]/(1-[.I65])" table:style-name="ce21">
            <text:p>0,00</text:p>
          </table:table-cell>
          <table:table-cell office:value-type="float" office:value="0" table:formula="of:=[.G169]" table:style-name="ce22">
            <text:p>0</text:p>
          </table:table-cell>
          <table:table-cell office:value-type="float" office:value="0" table:formula="of:=+[.G65]*[.F65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0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70]/(1-[.I66])" table:style-name="ce21">
            <text:p>0,00</text:p>
          </table:table-cell>
          <table:table-cell office:value-type="float" office:value="0" table:formula="of:=[.G170]" table:style-name="ce22">
            <text:p>0</text:p>
          </table:table-cell>
          <table:table-cell office:value-type="float" office:value="0" table:formula="of:=+[.G66]*[.F66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1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71]/(1-[.I67])" table:style-name="ce21">
            <text:p>0,00</text:p>
          </table:table-cell>
          <table:table-cell office:value-type="float" office:value="0" table:formula="of:=[.G171]" table:style-name="ce22">
            <text:p>0</text:p>
          </table:table-cell>
          <table:table-cell office:value-type="float" office:value="0" table:formula="of:=+[.G67]*[.F67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2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72]/(1-[.I68])" table:style-name="ce21">
            <text:p>0,00</text:p>
          </table:table-cell>
          <table:table-cell office:value-type="float" office:value="0" table:formula="of:=[.G172]" table:style-name="ce22">
            <text:p>0</text:p>
          </table:table-cell>
          <table:table-cell office:value-type="float" office:value="0" table:formula="of:=+[.G68]*[.F68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3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73]/(1-[.I69])" table:style-name="ce21">
            <text:p>0,00</text:p>
          </table:table-cell>
          <table:table-cell office:value-type="float" office:value="0" table:formula="of:=[.G173]" table:style-name="ce22">
            <text:p>0</text:p>
          </table:table-cell>
          <table:table-cell office:value-type="float" office:value="0" table:formula="of:=+[.G69]*[.F69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4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74]/(1-[.I70])" table:style-name="ce21">
            <text:p>0,00</text:p>
          </table:table-cell>
          <table:table-cell office:value-type="float" office:value="0" table:formula="of:=[.G174]" table:style-name="ce22">
            <text:p>0</text:p>
          </table:table-cell>
          <table:table-cell office:value-type="float" office:value="0" table:formula="of:=+[.G70]*[.F70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5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75]/(1-[.I71])" table:style-name="ce21">
            <text:p>0,00</text:p>
          </table:table-cell>
          <table:table-cell office:value-type="float" office:value="0" table:formula="of:=[.G175]" table:style-name="ce22">
            <text:p>0</text:p>
          </table:table-cell>
          <table:table-cell office:value-type="float" office:value="0" table:formula="of:=+[.G71]*[.F71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6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76]/(1-[.I72])" table:style-name="ce21">
            <text:p>0,00</text:p>
          </table:table-cell>
          <table:table-cell office:value-type="float" office:value="0" table:formula="of:=[.G176]" table:style-name="ce22">
            <text:p>0</text:p>
          </table:table-cell>
          <table:table-cell office:value-type="float" office:value="0" table:formula="of:=+[.G72]*[.F72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7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77]/(1-[.I73])" table:style-name="ce21">
            <text:p>0,00</text:p>
          </table:table-cell>
          <table:table-cell office:value-type="float" office:value="0" table:formula="of:=[.G177]" table:style-name="ce22">
            <text:p>0</text:p>
          </table:table-cell>
          <table:table-cell office:value-type="float" office:value="0" table:formula="of:=+[.G73]*[.F73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8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78]/(1-[.I74])" table:style-name="ce21">
            <text:p>0,00</text:p>
          </table:table-cell>
          <table:table-cell office:value-type="float" office:value="0" table:formula="of:=[.G178]" table:style-name="ce22">
            <text:p>0</text:p>
          </table:table-cell>
          <table:table-cell office:value-type="float" office:value="0" table:formula="of:=+[.G74]*[.F74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9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79]/(1-[.I75])" table:style-name="ce21">
            <text:p>0,00</text:p>
          </table:table-cell>
          <table:table-cell office:value-type="float" office:value="0" table:formula="of:=[.G179]" table:style-name="ce22">
            <text:p>0</text:p>
          </table:table-cell>
          <table:table-cell office:value-type="float" office:value="0" table:formula="of:=+[.G75]*[.F75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0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80]/(1-[.I76])" table:style-name="ce21">
            <text:p>0,00</text:p>
          </table:table-cell>
          <table:table-cell office:value-type="float" office:value="0" table:formula="of:=[.G180]" table:style-name="ce22">
            <text:p>0</text:p>
          </table:table-cell>
          <table:table-cell office:value-type="float" office:value="0" table:formula="of:=+[.G76]*[.F76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1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81]/(1-[.I77])" table:style-name="ce21">
            <text:p>0,00</text:p>
          </table:table-cell>
          <table:table-cell office:value-type="float" office:value="0" table:formula="of:=[.G181]" table:style-name="ce22">
            <text:p>0</text:p>
          </table:table-cell>
          <table:table-cell office:value-type="float" office:value="0" table:formula="of:=+[.G77]*[.F77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2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82]/(1-[.I78])" table:style-name="ce21">
            <text:p>0,00</text:p>
          </table:table-cell>
          <table:table-cell office:value-type="float" office:value="0" table:formula="of:=[.G182]" table:style-name="ce22">
            <text:p>0</text:p>
          </table:table-cell>
          <table:table-cell office:value-type="float" office:value="0" table:formula="of:=+[.G78]*[.F78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3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83]/(1-[.I79])" table:style-name="ce21">
            <text:p>0,00</text:p>
          </table:table-cell>
          <table:table-cell office:value-type="float" office:value="0" table:formula="of:=[.G183]" table:style-name="ce22">
            <text:p>0</text:p>
          </table:table-cell>
          <table:table-cell office:value-type="float" office:value="0" table:formula="of:=+[.G79]*[.F79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4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84]/(1-[.I80])" table:style-name="ce21">
            <text:p>0,00</text:p>
          </table:table-cell>
          <table:table-cell office:value-type="float" office:value="0" table:formula="of:=[.G184]" table:style-name="ce22">
            <text:p>0</text:p>
          </table:table-cell>
          <table:table-cell office:value-type="float" office:value="0" table:formula="of:=+[.G80]*[.F80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5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85]/(1-[.I81])" table:style-name="ce21">
            <text:p>0,00</text:p>
          </table:table-cell>
          <table:table-cell office:value-type="float" office:value="0" table:formula="of:=[.G185]" table:style-name="ce22">
            <text:p>0</text:p>
          </table:table-cell>
          <table:table-cell office:value-type="float" office:value="0" table:formula="of:=+[.G81]*[.F81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6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86]/(1-[.I82])" table:style-name="ce21">
            <text:p>0,00</text:p>
          </table:table-cell>
          <table:table-cell office:value-type="float" office:value="0" table:formula="of:=[.G186]" table:style-name="ce22">
            <text:p>0</text:p>
          </table:table-cell>
          <table:table-cell office:value-type="float" office:value="0" table:formula="of:=+[.G82]*[.F82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7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87]/(1-[.I83])" table:style-name="ce21">
            <text:p>0,00</text:p>
          </table:table-cell>
          <table:table-cell office:value-type="float" office:value="0" table:formula="of:=[.G187]" table:style-name="ce22">
            <text:p>0</text:p>
          </table:table-cell>
          <table:table-cell office:value-type="float" office:value="0" table:formula="of:=+[.G83]*[.F83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8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88]/(1-[.I84])" table:style-name="ce21">
            <text:p>0,00</text:p>
          </table:table-cell>
          <table:table-cell office:value-type="float" office:value="0" table:formula="of:=[.G188]" table:style-name="ce22">
            <text:p>0</text:p>
          </table:table-cell>
          <table:table-cell office:value-type="float" office:value="0" table:formula="of:=+[.G84]*[.F84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9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89]/(1-[.I85])" table:style-name="ce21">
            <text:p>0,00</text:p>
          </table:table-cell>
          <table:table-cell office:value-type="float" office:value="0" table:formula="of:=[.G189]" table:style-name="ce22">
            <text:p>0</text:p>
          </table:table-cell>
          <table:table-cell office:value-type="float" office:value="0" table:formula="of:=+[.G85]*[.F85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90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90]/(1-[.I86])" table:style-name="ce21">
            <text:p>0,00</text:p>
          </table:table-cell>
          <table:table-cell office:value-type="float" office:value="0" table:formula="of:=[.G190]" table:style-name="ce22">
            <text:p>0</text:p>
          </table:table-cell>
          <table:table-cell office:value-type="float" office:value="0" table:formula="of:=+[.G86]*[.F86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91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91]/(1-[.I87])" table:style-name="ce21">
            <text:p>0,00</text:p>
          </table:table-cell>
          <table:table-cell office:value-type="float" office:value="0" table:formula="of:=[.G191]" table:style-name="ce22">
            <text:p>0</text:p>
          </table:table-cell>
          <table:table-cell office:value-type="float" office:value="0" table:formula="of:=+[.G87]*[.F87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92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92]/(1-[.I88])" table:style-name="ce21">
            <text:p>0,00</text:p>
          </table:table-cell>
          <table:table-cell office:value-type="float" office:value="0" table:formula="of:=[.G192]" table:style-name="ce22">
            <text:p>0</text:p>
          </table:table-cell>
          <table:table-cell office:value-type="float" office:value="0" table:formula="of:=+[.G88]*[.F88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93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93]/(1-[.I89])" table:style-name="ce21">
            <text:p>0,00</text:p>
          </table:table-cell>
          <table:table-cell office:value-type="float" office:value="0" table:formula="of:=[.G193]" table:style-name="ce22">
            <text:p>0</text:p>
          </table:table-cell>
          <table:table-cell office:value-type="float" office:value="0" table:formula="of:=+[.G89]*[.F89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94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94]/(1-[.I90])" table:style-name="ce21">
            <text:p>0,00</text:p>
          </table:table-cell>
          <table:table-cell office:value-type="float" office:value="0" table:formula="of:=[.G194]" table:style-name="ce22">
            <text:p>0</text:p>
          </table:table-cell>
          <table:table-cell office:value-type="float" office:value="0" table:formula="of:=+[.G90]*[.F90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95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95]/(1-[.I91])" table:style-name="ce21">
            <text:p>0,00</text:p>
          </table:table-cell>
          <table:table-cell office:value-type="float" office:value="0" table:formula="of:=[.G195]" table:style-name="ce22">
            <text:p>0</text:p>
          </table:table-cell>
          <table:table-cell office:value-type="float" office:value="0" table:formula="of:=+[.G91]*[.F91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96]" table:number-columns-spanned="5" table:number-rows-spanned="1" table:style-name="ce86">
            <text:p>0</text:p>
          </table:table-cell>
          <table:covered-table-cell table:number-columns-repeated="4"/>
          <table:table-cell office:value-type="float" office:value="0" table:formula="of:=[.F196]/(1-[.I92])" table:style-name="ce21">
            <text:p>0,00</text:p>
          </table:table-cell>
          <table:table-cell office:value-type="float" office:value="0" table:formula="of:=[.G196]" table:style-name="ce22">
            <text:p>0</text:p>
          </table:table-cell>
          <table:table-cell office:value-type="float" office:value="0" table:formula="of:=+[.G92]*[.F92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string" table:style-name="ce41">
            <text:p>Total Ventas y Otros Ingresos</text:p>
          </table:table-cell>
          <table:table-cell table:number-columns-repeated="5" table:style-name="ce42"/>
          <table:table-cell table:style-name="ce43"/>
          <table:table-cell office:value-type="float" office:value="4660" table:formula="of:=SUM([.H56:.H92])" table:style-name="ce44">
            <text:p>4.660,00<text:s/></text:p>
          </table:table-cell>
          <table:table-cell table:style-name="ce40"/>
          <table:table-cell table:number-columns-repeated="16375"/>
        </table:table-row>
        <table:table-row table:style-name="ro1">
          <table:table-cell table:style-name="ce45"/>
          <table:table-cell table:number-columns-repeated="5" table:style-name="ce46"/>
          <table:table-cell table:style-name="ce47"/>
          <table:table-cell table:style-name="ce48"/>
          <table:table-cell table:style-name="ce40"/>
          <table:table-cell table:number-columns-repeated="16375"/>
        </table:table-row>
        <table:table-row table:style-name="ro2">
          <table:table-cell office:value-type="string" table:number-columns-spanned="8" table:number-rows-spanned="1" table:style-name="ce105">
            <text:p>Costes Indirectos del Proyecto</text:p>
          </table:table-cell>
          <table:covered-table-cell table:number-columns-repeated="7"/>
          <table:table-cell office:value-type="string" table:style-name="ce35">
            <text:p>Margen</text:p>
          </table:table-cell>
          <table:table-cell table:number-columns-repeated="16375"/>
        </table:table-row>
        <table:table-row table:style-name="ro1">
          <table:table-cell office:value-type="string" table:number-columns-spanned="5" table:number-rows-spanned="1" table:style-name="ce85">
            <text:p>Tipo de Operación</text:p>
          </table:table-cell>
          <table:covered-table-cell table:number-columns-repeated="4"/>
          <table:table-cell office:value-type="string" table:style-name="ce37">
            <text:p>Precio Ud.</text:p>
          </table:table-cell>
          <table:table-cell office:value-type="string" table:style-name="ce37">
            <text:p>Unidades</text:p>
          </table:table-cell>
          <table:table-cell office:value-type="string" table:style-name="ce38">
            <text:p>Importe</text:p>
          </table:table-cell>
          <table:table-cell table:style-name="ce39"/>
          <table:table-cell table:number-columns-repeated="16375"/>
        </table:table-row>
        <table:table-row table:style-name="ro1">
          <table:table-cell office:value-type="string" table:number-columns-spanned="5" table:number-rows-spanned="1" table:style-name="ce86">
            <text:p>Costes Indirectos del Proyecto</text:p>
          </table:table-cell>
          <table:covered-table-cell table:number-columns-repeated="4"/>
          <table:table-cell office:value-type="float" office:value="3142.2000000000003" table:formula="of:=[.H223]*[.I97]" table:style-name="ce21">
            <text:p>3.142,20</text:p>
          </table:table-cell>
          <table:table-cell office:value-type="float" office:value="1" table:style-name="ce22">
            <text:p>1</text:p>
          </table:table-cell>
          <table:table-cell office:value-type="float" office:value="3142.2000000000003" table:formula="of:=+[.G97]*[.F97]" table:style-name="ce23">
            <text:p>3.142,20<text:s/></text:p>
          </table:table-cell>
          <table:table-cell office:value-type="percentage" office:value="0.1" table:style-name="ce40">
            <text:p>10,00 %</text:p>
          </table:table-cell>
          <table:table-cell table:number-columns-repeated="16375" table:style-name="ce1"/>
        </table:table-row>
        <table:table-row table:style-name="ro1">
          <table:table-cell table:style-name="ce31"/>
          <table:table-cell table:number-columns-repeated="7" table:style-name="ce32"/>
          <table:table-cell table:style-name="ce34"/>
          <table:table-cell table:number-columns-repeated="16375" table:style-name="ce1"/>
        </table:table-row>
        <table:table-row table:style-name="ro2">
          <table:table-cell office:value-type="string" table:number-columns-spanned="6" table:number-rows-spanned="2" table:style-name="ce87">
            <text:p>T O T A L <text:s text:c="3"/>I N G R E S O S</text:p>
          </table:table-cell>
          <table:covered-table-cell table:number-columns-repeated="5"/>
          <table:table-cell office:value-type="percentage" office:value="1" table:formula="of:=IF([.H$99]=0;0;[.H99]/[.H$99])" table:number-columns-spanned="1" table:number-rows-spanned="2" table:style-name="ce88">
            <text:p>100,00%</text:p>
          </table:table-cell>
          <table:table-cell office:value-type="float" office:value="54451.088888888888" table:formula="of:=SUM([.H52];[.H93])+[.H97]" table:number-columns-spanned="1" table:number-rows-spanned="2" table:style-name="ce106">
            <text:p>54.451,09<text:s/>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 table:number-columns-repeated="5"/>
          <table:covered-table-cell/>
          <table:covered-table-cell/>
          <table:table-cell table:number-columns-repeated="16376" table:style-name="ce1"/>
        </table:table-row>
        <table:table-row table:style-name="ro1">
          <table:table-cell table:number-columns-repeated="9" table:style-name="ce49"/>
          <table:table-cell table:number-columns-repeated="16375" table:style-name="ce1"/>
        </table:table-row>
        <table:table-row table:style-name="ro2">
          <table:table-cell table:number-columns-repeated="9" table:style-name="ce49"/>
          <table:table-cell table:number-columns-repeated="16375" table:style-name="ce1"/>
        </table:table-row>
        <table:table-row table:style-name="ro1">
          <table:table-cell office:value-type="string" table:number-columns-spanned="9" table:number-rows-spanned="1" table:style-name="ce90">
            <text:p>DESGLOSE <text:s/>DE <text:s/>GASTOS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table:style-name="ce31"/>
          <table:table-cell table:number-columns-repeated="9" table:style-name="ce32"/>
          <table:table-cell table:number-columns-repeated="16374" table:style-name="ce1"/>
        </table:table-row>
        <table:table-row table:style-name="ro1">
          <table:table-cell office:value-type="string" table:number-columns-spanned="8" table:number-rows-spanned="1" table:style-name="ce104">
            <text:p>Personal</text:p>
          </table:table-cell>
          <table:covered-table-cell table:number-columns-repeated="7"/>
          <table:table-cell office:value-type="string" table:style-name="ce50">
            <text:p>S.B.A.</text:p>
          </table:table-cell>
          <table:table-cell office:value-type="string" table:style-name="ce9">
            <text:p>Horas/año</text:p>
          </table:table-cell>
          <table:table-cell office:value-type="float" office:value="1780" table:style-name="ce51">
            <text:p>1.780,00</text:p>
          </table:table-cell>
          <table:table-cell table:number-columns-repeated="16373"/>
        </table:table-row>
        <table:table-row table:style-name="ro1">
          <table:table-cell office:value-type="string" table:number-columns-spanned="3" table:number-rows-spanned="1" table:style-name="ce85">
            <text:p>Recurso</text:p>
          </table:table-cell>
          <table:covered-table-cell table:number-columns-repeated="2"/>
          <table:table-cell office:value-type="string" table:number-columns-spanned="2" table:number-rows-spanned="1" table:style-name="ce92">
            <text:p>Categoría</text:p>
          </table:table-cell>
          <table:covered-table-cell/>
          <table:table-cell office:value-type="string" table:style-name="ce37">
            <text:p>Coste hora</text:p>
          </table:table-cell>
          <table:table-cell office:value-type="string" table:style-name="ce37">
            <text:p>Nº de horas</text:p>
          </table:table-cell>
          <table:table-cell office:value-type="string" table:style-name="ce52">
            <text:p>Importe</text:p>
          </table:table-cell>
          <table:table-cell office:value-type="string" table:style-name="ce36">
            <text:p>Estimado</text:p>
          </table:table-cell>
          <table:table-cell office:value-type="string" table:style-name="ce9">
            <text:p>% Empresarial</text:p>
          </table:table-cell>
          <table:table-cell office:value-type="percentage" office:value="0.31590000000000001" table:style-name="ce12">
            <text:p>31,59%</text:p>
          </table:table-cell>
          <table:table-cell table:number-columns-repeated="16373"/>
        </table:table-row>
        <table:table-row table:style-name="ro1">
          <table:table-cell office:value-type="string" table:number-columns-spanned="3" table:number-rows-spanned="1" table:style-name="ce93">
            <text:p>Jefe Proy</text:p>
          </table:table-cell>
          <table:covered-table-cell table:number-columns-repeated="2"/>
          <table:table-cell table:number-columns-spanned="2" table:number-rows-spanned="1" table:style-name="ce94"/>
          <table:covered-table-cell/>
          <table:table-cell office:value-type="currency" office:value="22" table:style-name="ce54">
            <text:p>22,00 €</text:p>
          </table:table-cell>
          <table:table-cell office:value-type="float" office:value="62" table:style-name="ce53">
            <text:p>62</text:p>
          </table:table-cell>
          <table:table-cell office:value-type="float" office:value="1364" table:formula="of:=IF([.G107]=&quot; &quot;;&quot; &quot;;+[.G107]*[.F107])" table:style-name="ce55">
            <text:p>1.364,00<text:s/></text:p>
          </table:table-cell>
          <table:table-cell office:value-type="currency" office:value="29759.100235580208" table:formula="of:=IF([.F107]*[.$K$105]&lt;(35000*(1+[.$K$106]));[.F107]/(1+[.$K$106])*[.$K$105];[.F107]*[.$K$105]-35000*[.$K$106])" table:style-name="ce56">
            <text:p>29.759,10 €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93">
            <text:p>Programador senior</text:p>
          </table:table-cell>
          <table:covered-table-cell table:number-columns-repeated="2"/>
          <table:table-cell table:number-columns-spanned="2" table:number-rows-spanned="1" table:style-name="ce94"/>
          <table:covered-table-cell/>
          <table:table-cell office:value-type="currency" office:value="18" table:style-name="ce54">
            <text:p>18,00 €</text:p>
          </table:table-cell>
          <table:table-cell office:value-type="float" office:value="186" table:style-name="ce53">
            <text:p>186</text:p>
          </table:table-cell>
          <table:table-cell office:value-type="float" office:value="3348" table:formula="of:=IF([.G108]=&quot; &quot;;&quot; &quot;;+[.G108]*[.F108])" table:style-name="ce55">
            <text:p>3.348,00<text:s/></text:p>
          </table:table-cell>
          <table:table-cell office:value-type="currency" office:value="24348.35473820199" table:formula="of:=IF([.F108]*[.$K$105]&lt;(35000*(1+[.$K$106]));[.F108]/(1+[.$K$106])*[.$K$105];[.F108]*[.$K$105]-35000*[.$K$106])" table:style-name="ce56">
            <text:p>24.348,35 €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93">
            <text:p>Programador junior</text:p>
          </table:table-cell>
          <table:covered-table-cell table:number-columns-repeated="2"/>
          <table:table-cell table:number-columns-spanned="2" table:number-rows-spanned="1" table:style-name="ce94"/>
          <table:covered-table-cell/>
          <table:table-cell office:value-type="currency" office:value="12.5" table:style-name="ce54">
            <text:p>12,50 €</text:p>
          </table:table-cell>
          <table:table-cell office:value-type="float" office:value="267" table:style-name="ce53">
            <text:p>267</text:p>
          </table:table-cell>
          <table:table-cell office:value-type="float" office:value="3337.5" table:formula="of:=IF([.G109]=&quot; &quot;;&quot; &quot;;+[.G109]*[.F109])" table:style-name="ce55">
            <text:p>3.337,50<text:s/></text:p>
          </table:table-cell>
          <table:table-cell office:value-type="currency" office:value="16908.579679306935" table:formula="of:=IF([.F109]*[.$K$105]&lt;(35000*(1+[.$K$106]));[.F109]/(1+[.$K$106])*[.$K$105];[.F109]*[.$K$105]-35000*[.$K$106])" table:style-name="ce56">
            <text:p>16.908,58 €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93">
            <text:p>Programador junior</text:p>
          </table:table-cell>
          <table:covered-table-cell table:number-columns-repeated="2"/>
          <table:table-cell table:number-columns-spanned="2" table:number-rows-spanned="1" table:style-name="ce94"/>
          <table:covered-table-cell/>
          <table:table-cell office:value-type="currency" office:value="12.5" table:style-name="ce54">
            <text:p>12,50 €</text:p>
          </table:table-cell>
          <table:table-cell office:value-type="float" office:value="205" table:style-name="ce53">
            <text:p>205</text:p>
          </table:table-cell>
          <table:table-cell office:value-type="float" office:value="2562.5" table:formula="of:=IF([.G110]=&quot; &quot;;&quot; &quot;;+[.G110]*[.F110])" table:style-name="ce55">
            <text:p>2.562,50<text:s/></text:p>
          </table:table-cell>
          <table:table-cell office:value-type="currency" office:value="16908.579679306935" table:formula="of:=IF([.F110]*[.$K$105]&lt;(35000*(1+[.$K$106]));[.F110]/(1+[.$K$106])*[.$K$105];[.F110]*[.$K$105]-35000*[.$K$106])" table:style-name="ce56">
            <text:p>16.908,58 €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93">
            <text:p>Analista-Diseñador</text:p>
          </table:table-cell>
          <table:covered-table-cell table:number-columns-repeated="2"/>
          <table:table-cell table:number-columns-spanned="2" table:number-rows-spanned="1" table:style-name="ce94"/>
          <table:covered-table-cell/>
          <table:table-cell office:value-type="currency" office:value="15" table:style-name="ce54">
            <text:p>15,00 €</text:p>
          </table:table-cell>
          <table:table-cell office:value-type="float" office:value="323" table:style-name="ce53">
            <text:p>323</text:p>
          </table:table-cell>
          <table:table-cell office:value-type="float" office:value="4845" table:formula="of:=IF([.G111]=&quot; &quot;;&quot; &quot;;+[.G111]*[.F111])" table:style-name="ce55">
            <text:p>4.845,00<text:s/></text:p>
          </table:table-cell>
          <table:table-cell office:value-type="currency" office:value="20290.295615168325" table:formula="of:=IF([.F111]*[.$K$105]&lt;(35000*(1+[.$K$106]));[.F111]/(1+[.$K$106])*[.$K$105];[.F111]*[.$K$105]-35000*[.$K$106])" table:style-name="ce56">
            <text:p>20.290,30 €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93">
            <text:p>Analista-Programador</text:p>
          </table:table-cell>
          <table:covered-table-cell table:number-columns-repeated="2"/>
          <table:table-cell table:number-columns-spanned="2" table:number-rows-spanned="1" table:style-name="ce94"/>
          <table:covered-table-cell/>
          <table:table-cell office:value-type="currency" office:value="15" table:style-name="ce54">
            <text:p>15,00 €</text:p>
          </table:table-cell>
          <table:table-cell office:value-type="float" office:value="369" table:style-name="ce53">
            <text:p>369</text:p>
          </table:table-cell>
          <table:table-cell office:value-type="float" office:value="5535" table:formula="of:=IF([.G112]=&quot; &quot;;&quot; &quot;;+[.G112]*[.F112])" table:style-name="ce55">
            <text:p>5.535,00<text:s/></text:p>
          </table:table-cell>
          <table:table-cell office:value-type="currency" office:value="20290.295615168325" table:formula="of:=IF([.F112]*[.$K$105]&lt;(35000*(1+[.$K$106]));[.F112]/(1+[.$K$106])*[.$K$105];[.F112]*[.$K$105]-35000*[.$K$106])" table:style-name="ce56">
            <text:p>20.290,30 €</text:p>
          </table:table-cell>
          <table:table-cell table:number-columns-repeated="16375" table:style-name="ce1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13]=&quot; &quot;;&quot; &quot;;+[.G113]*[.F113])" table:style-name="ce55">
            <text:p>0,00<text:s/></text:p>
          </table:table-cell>
          <table:table-cell office:value-type="currency" office:value="0" table:formula="of:=IF([.F113]*[.$K$105]&lt;(35000*(1+[.$K$106]));[.F113]/(1+[.$K$106])*[.$K$105];[.F113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14]=&quot; &quot;;&quot; &quot;;+[.G114]*[.F114])" table:style-name="ce55">
            <text:p>0,00<text:s/></text:p>
          </table:table-cell>
          <table:table-cell office:value-type="currency" office:value="0" table:formula="of:=IF([.F114]*[.$K$105]&lt;(35000*(1+[.$K$106]));[.F114]/(1+[.$K$106])*[.$K$105];[.F114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15]=&quot; &quot;;&quot; &quot;;+[.G115]*[.F115])" table:style-name="ce55">
            <text:p>0,00<text:s/></text:p>
          </table:table-cell>
          <table:table-cell office:value-type="currency" office:value="0" table:formula="of:=IF([.F115]*[.$K$105]&lt;(35000*(1+[.$K$106]));[.F115]/(1+[.$K$106])*[.$K$105];[.F115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16]=&quot; &quot;;&quot; &quot;;+[.G116]*[.F116])" table:style-name="ce55">
            <text:p>0,00<text:s/></text:p>
          </table:table-cell>
          <table:table-cell office:value-type="currency" office:value="0" table:formula="of:=IF([.F116]*[.$K$105]&lt;(35000*(1+[.$K$106]));[.F116]/(1+[.$K$106])*[.$K$105];[.F116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17]=&quot; &quot;;&quot; &quot;;+[.G117]*[.F117])" table:style-name="ce55">
            <text:p>0,00<text:s/></text:p>
          </table:table-cell>
          <table:table-cell office:value-type="currency" office:value="0" table:formula="of:=IF([.F117]*[.$K$105]&lt;(35000*(1+[.$K$106]));[.F117]/(1+[.$K$106])*[.$K$105];[.F117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18]=&quot; &quot;;&quot; &quot;;+[.G118]*[.F118])" table:style-name="ce55">
            <text:p>0,00<text:s/></text:p>
          </table:table-cell>
          <table:table-cell office:value-type="currency" office:value="0" table:formula="of:=IF([.F118]*[.$K$105]&lt;(35000*(1+[.$K$106]));[.F118]/(1+[.$K$106])*[.$K$105];[.F118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19]=&quot; &quot;;&quot; &quot;;+[.G119]*[.F119])" table:style-name="ce55">
            <text:p>0,00<text:s/></text:p>
          </table:table-cell>
          <table:table-cell office:value-type="currency" office:value="0" table:formula="of:=IF([.F119]*[.$K$105]&lt;(35000*(1+[.$K$106]));[.F119]/(1+[.$K$106])*[.$K$105];[.F119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20]=&quot; &quot;;&quot; &quot;;+[.G120]*[.F120])" table:style-name="ce55">
            <text:p>0,00<text:s/></text:p>
          </table:table-cell>
          <table:table-cell office:value-type="currency" office:value="0" table:formula="of:=IF([.F120]*[.$K$105]&lt;(35000*(1+[.$K$106]));[.F120]/(1+[.$K$106])*[.$K$105];[.F120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21]=&quot; &quot;;&quot; &quot;;+[.G121]*[.F121])" table:style-name="ce55">
            <text:p>0,00<text:s/></text:p>
          </table:table-cell>
          <table:table-cell office:value-type="currency" office:value="0" table:formula="of:=IF([.F121]*[.$K$105]&lt;(35000*(1+[.$K$106]));[.F121]/(1+[.$K$106])*[.$K$105];[.F121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22]=&quot; &quot;;&quot; &quot;;+[.G122]*[.F122])" table:style-name="ce55">
            <text:p>0,00<text:s/></text:p>
          </table:table-cell>
          <table:table-cell office:value-type="currency" office:value="0" table:formula="of:=IF([.F122]*[.$K$105]&lt;(35000*(1+[.$K$106]));[.F122]/(1+[.$K$106])*[.$K$105];[.F122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23]=&quot; &quot;;&quot; &quot;;+[.G123]*[.F123])" table:style-name="ce55">
            <text:p>0,00<text:s/></text:p>
          </table:table-cell>
          <table:table-cell office:value-type="currency" office:value="0" table:formula="of:=IF([.F123]*[.$K$105]&lt;(35000*(1+[.$K$106]));[.F123]/(1+[.$K$106])*[.$K$105];[.F123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24]=&quot; &quot;;&quot; &quot;;+[.G124]*[.F124])" table:style-name="ce55">
            <text:p>0,00<text:s/></text:p>
          </table:table-cell>
          <table:table-cell office:value-type="currency" office:value="0" table:formula="of:=IF([.F124]*[.$K$105]&lt;(35000*(1+[.$K$106]));[.F124]/(1+[.$K$106])*[.$K$105];[.F124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25]=&quot; &quot;;&quot; &quot;;+[.G125]*[.F125])" table:style-name="ce55">
            <text:p>0,00<text:s/></text:p>
          </table:table-cell>
          <table:table-cell office:value-type="currency" office:value="0" table:formula="of:=IF([.F125]*[.$K$105]&lt;(35000*(1+[.$K$106]));[.F125]/(1+[.$K$106])*[.$K$105];[.F125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26]=&quot; &quot;;&quot; &quot;;+[.G126]*[.F126])" table:style-name="ce55">
            <text:p>0,00<text:s/></text:p>
          </table:table-cell>
          <table:table-cell office:value-type="currency" office:value="0" table:formula="of:=IF([.F126]*[.$K$105]&lt;(35000*(1+[.$K$106]));[.F126]/(1+[.$K$106])*[.$K$105];[.F126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27]=&quot; &quot;;&quot; &quot;;+[.G127]*[.F127])" table:style-name="ce55">
            <text:p>0,00<text:s/></text:p>
          </table:table-cell>
          <table:table-cell office:value-type="currency" office:value="0" table:formula="of:=IF([.F127]*[.$K$105]&lt;(35000*(1+[.$K$106]));[.F127]/(1+[.$K$106])*[.$K$105];[.F127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28]=&quot; &quot;;&quot; &quot;;+[.G128]*[.F128])" table:style-name="ce55">
            <text:p>0,00<text:s/></text:p>
          </table:table-cell>
          <table:table-cell office:value-type="currency" office:value="0" table:formula="of:=IF([.F128]*[.$K$105]&lt;(35000*(1+[.$K$106]));[.F128]/(1+[.$K$106])*[.$K$105];[.F128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29]=&quot; &quot;;&quot; &quot;;+[.G129]*[.F129])" table:style-name="ce55">
            <text:p>0,00<text:s/></text:p>
          </table:table-cell>
          <table:table-cell office:value-type="currency" office:value="0" table:formula="of:=IF([.F129]*[.$K$105]&lt;(35000*(1+[.$K$106]));[.F129]/(1+[.$K$106])*[.$K$105];[.F129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30]=&quot; &quot;;&quot; &quot;;+[.G130]*[.F130])" table:style-name="ce55">
            <text:p>0,00<text:s/></text:p>
          </table:table-cell>
          <table:table-cell office:value-type="currency" office:value="0" table:formula="of:=IF([.F130]*[.$K$105]&lt;(35000*(1+[.$K$106]));[.F130]/(1+[.$K$106])*[.$K$105];[.F130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31]=&quot; &quot;;&quot; &quot;;+[.G131]*[.F131])" table:style-name="ce55">
            <text:p>0,00<text:s/></text:p>
          </table:table-cell>
          <table:table-cell office:value-type="currency" office:value="0" table:formula="of:=IF([.F131]*[.$K$105]&lt;(35000*(1+[.$K$106]));[.F131]/(1+[.$K$106])*[.$K$105];[.F131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32]=&quot; &quot;;&quot; &quot;;+[.G132]*[.F132])" table:style-name="ce55">
            <text:p>0,00<text:s/></text:p>
          </table:table-cell>
          <table:table-cell office:value-type="currency" office:value="0" table:formula="of:=IF([.F132]*[.$K$105]&lt;(35000*(1+[.$K$106]));[.F132]/(1+[.$K$106])*[.$K$105];[.F132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33]=&quot; &quot;;&quot; &quot;;+[.G133]*[.F133])" table:style-name="ce55">
            <text:p>0,00<text:s/></text:p>
          </table:table-cell>
          <table:table-cell office:value-type="currency" office:value="0" table:formula="of:=IF([.F133]*[.$K$105]&lt;(35000*(1+[.$K$106]));[.F133]/(1+[.$K$106])*[.$K$105];[.F133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34]=&quot; &quot;;&quot; &quot;;+[.G134]*[.F134])" table:style-name="ce55">
            <text:p>0,00<text:s/></text:p>
          </table:table-cell>
          <table:table-cell office:value-type="currency" office:value="0" table:formula="of:=IF([.F134]*[.$K$105]&lt;(35000*(1+[.$K$106]));[.F134]/(1+[.$K$106])*[.$K$105];[.F134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35]=&quot; &quot;;&quot; &quot;;+[.G135]*[.F135])" table:style-name="ce55">
            <text:p>0,00<text:s/></text:p>
          </table:table-cell>
          <table:table-cell office:value-type="currency" office:value="0" table:formula="of:=IF([.F135]*[.$K$105]&lt;(35000*(1+[.$K$106]));[.F135]/(1+[.$K$106])*[.$K$105];[.F135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36]=&quot; &quot;;&quot; &quot;;+[.G136]*[.F136])" table:style-name="ce55">
            <text:p>0,00<text:s/></text:p>
          </table:table-cell>
          <table:table-cell office:value-type="currency" office:value="0" table:formula="of:=IF([.F136]*[.$K$105]&lt;(35000*(1+[.$K$106]));[.F136]/(1+[.$K$106])*[.$K$105];[.F136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37]=&quot; &quot;;&quot; &quot;;+[.G137]*[.F137])" table:style-name="ce55">
            <text:p>0,00<text:s/></text:p>
          </table:table-cell>
          <table:table-cell office:value-type="currency" office:value="0" table:formula="of:=IF([.F137]*[.$K$105]&lt;(35000*(1+[.$K$106]));[.F137]/(1+[.$K$106])*[.$K$105];[.F137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38]=&quot; &quot;;&quot; &quot;;+[.G138]*[.F138])" table:style-name="ce55">
            <text:p>0,00<text:s/></text:p>
          </table:table-cell>
          <table:table-cell office:value-type="currency" office:value="0" table:formula="of:=IF([.F138]*[.$K$105]&lt;(35000*(1+[.$K$106]));[.F138]/(1+[.$K$106])*[.$K$105];[.F138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39]=&quot; &quot;;&quot; &quot;;+[.G139]*[.F139])" table:style-name="ce55">
            <text:p>0,00<text:s/></text:p>
          </table:table-cell>
          <table:table-cell office:value-type="currency" office:value="0" table:formula="of:=IF([.F139]*[.$K$105]&lt;(35000*(1+[.$K$106]));[.F139]/(1+[.$K$106])*[.$K$105];[.F139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40]=&quot; &quot;;&quot; &quot;;+[.G140]*[.F140])" table:style-name="ce55">
            <text:p>0,00<text:s/></text:p>
          </table:table-cell>
          <table:table-cell office:value-type="currency" office:value="0" table:formula="of:=IF([.F140]*[.$K$105]&lt;(35000*(1+[.$K$106]));[.F140]/(1+[.$K$106])*[.$K$105];[.F140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41]=&quot; &quot;;&quot; &quot;;+[.G141]*[.F141])" table:style-name="ce55">
            <text:p>0,00<text:s/></text:p>
          </table:table-cell>
          <table:table-cell office:value-type="currency" office:value="0" table:formula="of:=IF([.F141]*[.$K$105]&lt;(35000*(1+[.$K$106]));[.F141]/(1+[.$K$106])*[.$K$105];[.F141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42]=&quot; &quot;;&quot; &quot;;+[.G142]*[.F142])" table:style-name="ce55">
            <text:p>0,00<text:s/></text:p>
          </table:table-cell>
          <table:table-cell office:value-type="currency" office:value="0" table:formula="of:=IF([.F142]*[.$K$105]&lt;(35000*(1+[.$K$106]));[.F142]/(1+[.$K$106])*[.$K$105];[.F142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43]=&quot; &quot;;&quot; &quot;;+[.G143]*[.F143])" table:style-name="ce55">
            <text:p>0,00<text:s/></text:p>
          </table:table-cell>
          <table:table-cell office:value-type="currency" office:value="0" table:formula="of:=IF([.F143]*[.$K$105]&lt;(35000*(1+[.$K$106]));[.F143]/(1+[.$K$106])*[.$K$105];[.F143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44]=&quot; &quot;;&quot; &quot;;+[.G144]*[.F144])" table:style-name="ce55">
            <text:p>0,00<text:s/></text:p>
          </table:table-cell>
          <table:table-cell office:value-type="currency" office:value="0" table:formula="of:=IF([.F144]*[.$K$105]&lt;(35000*(1+[.$K$106]));[.F144]/(1+[.$K$106])*[.$K$105];[.F144]*[.$K$105]-35000*[.$K$106])" table:style-name="ce56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45]=&quot; &quot;;&quot; &quot;;+[.G145]*[.F145])" table:style-name="ce55">
            <text:p>0,00<text:s/></text:p>
          </table:table-cell>
          <table:table-cell office:value-type="currency" office:value="0" table:formula="of:=IF([.F145]*[.$K$105]&lt;(35000*(1+[.$K$106]));[.F145]/(1+[.$K$106])*[.$K$105];[.F145]*[.$K$105]-35000*[.$K$106])" table:style-name="ce56">
            <text:p>0,00 €</text:p>
          </table:table-cell>
          <table:table-cell table:number-columns-repeated="16375" table:style-name="ce1"/>
        </table:table-row>
        <table:table-row table:style-name="ro1">
          <table:table-cell table:number-columns-spanned="3" table:number-rows-spanned="1" table:style-name="ce95"/>
          <table:covered-table-cell table:number-columns-repeated="2"/>
          <table:table-cell table:number-columns-spanned="2" table:number-rows-spanned="1" table:style-name="ce94"/>
          <table:covered-table-cell/>
          <table:table-cell table:style-name="ce54"/>
          <table:table-cell table:style-name="ce53"/>
          <table:table-cell office:value-type="float" office:value="0" table:formula="of:=IF([.G146]=&quot; &quot;;&quot; &quot;;+[.G146]*[.F146])" table:style-name="ce55">
            <text:p>0,00<text:s/></text:p>
          </table:table-cell>
          <table:table-cell office:value-type="currency" office:value="0" table:formula="of:=IF([.F146]*[.$K$105]&lt;(35000*(1+[.$K$106]));[.F146]/(1+[.$K$106])*[.$K$105];[.F146]*[.$K$105]-35000*[.$K$106])" table:style-name="ce56">
            <text:p>0,00 €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7">
            <text:p>Total Personal</text:p>
          </table:table-cell>
          <table:table-cell table:number-columns-repeated="5" table:style-name="ce58"/>
          <table:table-cell office:value-type="float" office:value="1412" table:formula="of:=SUM([.G107:.G146])" table:style-name="ce59">
            <text:p>1.412</text:p>
          </table:table-cell>
          <table:table-cell office:value-type="float" office:value="20992" table:formula="of:=SUM([.H107:.H146])" table:style-name="ce60">
            <text:p>20.992,00<text:s/></text:p>
          </table:table-cell>
          <table:table-cell table:style-name="ce61"/>
          <table:table-cell table:style-name="ce32"/>
          <table:table-cell table:number-columns-repeated="16374"/>
        </table:table-row>
        <table:table-row table:style-name="ro1">
          <table:table-cell table:style-name="ce31"/>
          <table:table-cell table:number-columns-repeated="7" table:style-name="ce32"/>
          <table:table-cell table:style-name="ce34"/>
          <table:table-cell table:style-name="ce32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03">
            <text:p>Servicios Contratados (Externos e Internos)</text:p>
          </table:table-cell>
          <table:covered-table-cell table:number-columns-repeated="7"/>
          <table:table-cell table:style-name="ce61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85">
            <text:p>Tipo de Servicio</text:p>
          </table:table-cell>
          <table:covered-table-cell table:number-columns-repeated="4"/>
          <table:table-cell office:value-type="string" table:style-name="ce37">
            <text:p>Precio Ud.</text:p>
          </table:table-cell>
          <table:table-cell office:value-type="string" table:style-name="ce37">
            <text:p>Unidades</text:p>
          </table:table-cell>
          <table:table-cell office:value-type="string" table:style-name="ce52">
            <text:p>Importe</text:p>
          </table:table-cell>
          <table:table-cell table:style-name="ce61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63"/>
          <table:table-cell office:value-type="float" office:value="0" table:formula="of:=+[.G151]*[.F151]" table:style-name="ce64">
            <text:p>0,00<text:s/></text:p>
          </table:table-cell>
          <table:table-cell table:style-name="ce61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63"/>
          <table:table-cell office:value-type="float" office:value="0" table:formula="of:=+[.G152]*[.F152]" table:style-name="ce64">
            <text:p>0,00<text:s/></text:p>
          </table:table-cell>
          <table:table-cell table:style-name="ce61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63"/>
          <table:table-cell office:value-type="float" office:value="0" table:formula="of:=+[.G153]*[.F153]" table:style-name="ce64">
            <text:p>0,00<text:s/></text:p>
          </table:table-cell>
          <table:table-cell table:style-name="ce61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63"/>
          <table:table-cell office:value-type="float" office:value="0" table:formula="of:=+[.G154]*[.F154]" table:style-name="ce64">
            <text:p>0,00<text:s/></text:p>
          </table:table-cell>
          <table:table-cell table:style-name="ce61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63"/>
          <table:table-cell office:value-type="float" office:value="0" table:formula="of:=+[.G155]*[.F155]" table:style-name="ce64">
            <text:p>0,00<text:s/></text:p>
          </table:table-cell>
          <table:table-cell table:style-name="ce61"/>
          <table:table-cell table:number-columns-repeated="16375" table:style-name="ce1"/>
        </table:table-row>
        <table:table-row table:style-name="ro1">
          <table:table-cell office:value-type="string" table:style-name="ce41">
            <text:p>Total Servicios Contratados</text:p>
          </table:table-cell>
          <table:table-cell table:number-columns-repeated="5" table:style-name="ce42"/>
          <table:table-cell table:style-name="ce65"/>
          <table:table-cell office:value-type="float" office:value="0" table:formula="of:=SUM([.H151:.H155])" table:style-name="ce44">
            <text:p>0,00<text:s/></text:p>
          </table:table-cell>
          <table:table-cell table:style-name="ce61"/>
          <table:table-cell table:style-name="ce32"/>
          <table:table-cell table:number-columns-repeated="16374"/>
        </table:table-row>
        <table:table-row table:style-name="ro1">
          <table:table-cell table:style-name="ce31"/>
          <table:table-cell table:number-columns-repeated="7" table:style-name="ce32"/>
          <table:table-cell table:style-name="ce34"/>
          <table:table-cell table:style-name="ce32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03">
            <text:p>Compras</text:p>
          </table:table-cell>
          <table:covered-table-cell table:number-columns-repeated="7"/>
          <table:table-cell table:style-name="ce61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85">
            <text:p>Tipo de Operación</text:p>
          </table:table-cell>
          <table:covered-table-cell table:number-columns-repeated="4"/>
          <table:table-cell office:value-type="string" table:style-name="ce37">
            <text:p>Precio Ud.</text:p>
          </table:table-cell>
          <table:table-cell office:value-type="string" table:style-name="ce18">
            <text:p>Unidades</text:p>
          </table:table-cell>
          <table:table-cell office:value-type="string" table:style-name="ce52">
            <text:p>Importe</text:p>
          </table:table-cell>
          <table:table-cell table:style-name="ce61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97">
            <text:p>Amortización de equipos de entorno de trabajo</text:p>
          </table:table-cell>
          <table:covered-table-cell table:number-columns-repeated="4"/>
          <table:table-cell office:value-type="float" office:value="125" table:style-name="ce66">
            <text:p>125,00<text:s/></text:p>
          </table:table-cell>
          <table:table-cell office:value-type="float" office:value="2" table:style-name="ce63">
            <text:p>2</text:p>
          </table:table-cell>
          <table:table-cell office:value-type="float" office:value="250" table:formula="of:=+[.G160]*[.F160]" table:style-name="ce67">
            <text:p>250,00<text:s/></text:p>
          </table:table-cell>
          <table:table-cell table:style-name="ce68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97">
            <text:p>Tablets del local</text:p>
          </table:table-cell>
          <table:covered-table-cell table:number-columns-repeated="4"/>
          <table:table-cell office:value-type="float" office:value="65" table:style-name="ce66">
            <text:p>65,00<text:s/></text:p>
          </table:table-cell>
          <table:table-cell office:value-type="float" office:value="20" table:style-name="ce63">
            <text:p>20</text:p>
          </table:table-cell>
          <table:table-cell office:value-type="float" office:value="1300" table:formula="of:=+[.G161]*[.F161]" table:style-name="ce67">
            <text:p>1.300,00<text:s/></text:p>
          </table:table-cell>
          <table:table-cell table:style-name="ce68"/>
          <table:table-cell table:number-columns-repeated="16375"/>
        </table:table-row>
        <table:table-row table:style-name="ro1">
          <table:table-cell office:value-type="string" table:number-columns-spanned="5" table:number-rows-spanned="1" table:style-name="ce97">
            <text:p>Licencias de software y drivers NFC</text:p>
          </table:table-cell>
          <table:covered-table-cell table:number-columns-repeated="4"/>
          <table:table-cell office:value-type="float" office:value="30" table:style-name="ce66">
            <text:p>30,00<text:s/></text:p>
          </table:table-cell>
          <table:table-cell office:value-type="float" office:value="1" table:style-name="ce63">
            <text:p>1</text:p>
          </table:table-cell>
          <table:table-cell office:value-type="float" office:value="30" table:formula="of:=+[.G162]*[.F162]" table:style-name="ce67">
            <text:p>30,00<text:s/></text:p>
          </table:table-cell>
          <table:table-cell table:style-name="ce68"/>
          <table:table-cell table:number-columns-repeated="16375"/>
        </table:table-row>
        <table:table-row table:style-name="ro1">
          <table:table-cell office:value-type="string" table:number-columns-spanned="5" table:number-rows-spanned="1" table:style-name="ce97">
            <text:p>Router WiFi</text:p>
          </table:table-cell>
          <table:covered-table-cell table:number-columns-repeated="4"/>
          <table:table-cell office:value-type="float" office:value="150" table:style-name="ce66">
            <text:p>150,00<text:s/></text:p>
          </table:table-cell>
          <table:table-cell office:value-type="float" office:value="1" table:style-name="ce63">
            <text:p>1</text:p>
          </table:table-cell>
          <table:table-cell office:value-type="float" office:value="150" table:formula="of:=+[.G163]*[.F163]" table:style-name="ce67">
            <text:p>150,00<text:s/></text:p>
          </table:table-cell>
          <table:table-cell table:style-name="ce68"/>
          <table:table-cell table:number-columns-repeated="16375"/>
        </table:table-row>
        <table:table-row table:style-name="ro1">
          <table:table-cell office:value-type="string" table:number-columns-spanned="5" table:number-rows-spanned="1" table:style-name="ce97">
            <text:p>Unidades extensoras de conexión WiFi</text:p>
          </table:table-cell>
          <table:covered-table-cell table:number-columns-repeated="4"/>
          <table:table-cell office:value-type="float" office:value="50" table:style-name="ce66">
            <text:p>50,00<text:s/></text:p>
          </table:table-cell>
          <table:table-cell office:value-type="float" office:value="2" table:style-name="ce63">
            <text:p>2</text:p>
          </table:table-cell>
          <table:table-cell office:value-type="float" office:value="100" table:formula="of:=+[.G164]*[.F164]" table:style-name="ce67">
            <text:p>100,00<text:s/></text:p>
          </table:table-cell>
          <table:table-cell table:style-name="ce68"/>
          <table:table-cell table:number-columns-repeated="16375"/>
        </table:table-row>
        <table:table-row table:style-name="ro1">
          <table:table-cell office:value-type="string" table:number-columns-spanned="5" table:number-rows-spanned="1" table:style-name="ce97">
            <text:p>Aplicación de plan de seguridad de la empresa</text:p>
          </table:table-cell>
          <table:covered-table-cell table:number-columns-repeated="4"/>
          <table:table-cell office:value-type="float" office:value="500" table:style-name="ce66">
            <text:p>500,00<text:s/></text:p>
          </table:table-cell>
          <table:table-cell office:value-type="float" office:value="1" table:style-name="ce63">
            <text:p>1</text:p>
          </table:table-cell>
          <table:table-cell office:value-type="float" office:value="500" table:formula="of:=+[.G165]*[.F165]" table:style-name="ce67">
            <text:p>50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66]*[.F166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67]*[.F167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68]*[.F168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69]*[.F169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70]*[.F170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71]*[.F171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72]*[.F172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73]*[.F173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74]*[.F174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75]*[.F175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76]*[.F176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77]*[.F177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78]*[.F178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79]*[.F179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80]*[.F180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81]*[.F181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82]*[.F182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83]*[.F183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84]*[.F184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85]*[.F185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86]*[.F186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87]*[.F187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88]*[.F188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89]*[.F189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90]*[.F190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91]*[.F191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92]*[.F192]" table:style-name="ce67">
            <text:p>0,00<text:s/></text:p>
          </table:table-cell>
          <table:table-cell table:style-name="ce68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93]*[.F193]" table:style-name="ce67">
            <text:p>0,00<text:s/></text:p>
          </table:table-cell>
          <table:table-cell table:style-name="ce68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94]*[.F194]" table:style-name="ce67">
            <text:p>0,00<text:s/></text:p>
          </table:table-cell>
          <table:table-cell table:style-name="ce68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95]*[.F195]" table:style-name="ce67">
            <text:p>0,00<text:s/></text:p>
          </table:table-cell>
          <table:table-cell table:style-name="ce68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6"/>
          <table:table-cell table:style-name="ce63"/>
          <table:table-cell office:value-type="float" office:value="0" table:formula="of:=+[.G196]*[.F196]" table:style-name="ce67">
            <text:p>0,00<text:s/></text:p>
          </table:table-cell>
          <table:table-cell table:style-name="ce68"/>
          <table:table-cell table:number-columns-repeated="16375" table:style-name="ce1"/>
        </table:table-row>
        <table:table-row table:style-name="ro1">
          <table:table-cell office:value-type="string" table:style-name="ce41">
            <text:p>Total Compras</text:p>
          </table:table-cell>
          <table:table-cell table:number-columns-repeated="5" table:style-name="ce42"/>
          <table:table-cell table:style-name="ce65"/>
          <table:table-cell office:value-type="float" office:value="2330" table:formula="of:=SUM([.H160:.H196])" table:style-name="ce69">
            <text:p>2.330,00<text:s/></text:p>
          </table:table-cell>
          <table:table-cell table:style-name="ce61"/>
          <table:table-cell table:style-name="ce32"/>
          <table:table-cell table:number-columns-repeated="16374"/>
        </table:table-row>
        <table:table-row table:style-name="ro1">
          <table:table-cell table:style-name="ce31"/>
          <table:table-cell table:number-columns-repeated="7" table:style-name="ce32"/>
          <table:table-cell table:style-name="ce34"/>
          <table:table-cell table:style-name="ce32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03">
            <text:p>Otros Gastos Directos Proyecto</text:p>
          </table:table-cell>
          <table:covered-table-cell table:number-columns-repeated="7"/>
          <table:table-cell table:style-name="ce61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85">
            <text:p>Tipo de Gasto</text:p>
          </table:table-cell>
          <table:covered-table-cell table:number-columns-repeated="4"/>
          <table:table-cell office:value-type="string" table:style-name="ce37">
            <text:p>Precio Ud.</text:p>
          </table:table-cell>
          <table:table-cell office:value-type="string" table:style-name="ce37">
            <text:p>Unidades</text:p>
          </table:table-cell>
          <table:table-cell office:value-type="string" table:style-name="ce52">
            <text:p>Importe</text:p>
          </table:table-cell>
          <table:table-cell table:style-name="ce61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97">
            <text:p>Bolsa de recompensas</text:p>
          </table:table-cell>
          <table:covered-table-cell table:number-columns-repeated="4"/>
          <table:table-cell office:value-type="float" office:value="1000" table:style-name="ce62">
            <text:p>1.000,00</text:p>
          </table:table-cell>
          <table:table-cell office:value-type="float" office:value="1" table:style-name="ce70">
            <text:p>1,00</text:p>
          </table:table-cell>
          <table:table-cell office:value-type="float" office:value="1000" table:formula="of:=+[.G201]*[.F201]" table:style-name="ce71">
            <text:p>1.000,00<text:s/></text:p>
          </table:table-cell>
          <table:table-cell table:style-name="ce72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97">
            <text:p>Bolsa de riesgos</text:p>
          </table:table-cell>
          <table:covered-table-cell table:number-columns-repeated="4"/>
          <table:table-cell office:value-type="float" office:value="4000" table:style-name="ce62">
            <text:p>4.000,00</text:p>
          </table:table-cell>
          <table:table-cell office:value-type="float" office:value="1" table:style-name="ce70">
            <text:p>1,00</text:p>
          </table:table-cell>
          <table:table-cell office:value-type="float" office:value="4000" table:formula="of:=+[.G202]*[.F202]" table:style-name="ce73">
            <text:p>4.000,00<text:s/></text:p>
          </table:table-cell>
          <table:table-cell table:style-name="ce61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97">
            <text:p>Bolsa de gestión</text:p>
          </table:table-cell>
          <table:covered-table-cell table:number-columns-repeated="4"/>
          <table:table-cell office:value-type="float" office:value="2000" table:style-name="ce62">
            <text:p>2.000,00</text:p>
          </table:table-cell>
          <table:table-cell office:value-type="float" office:value="1" table:style-name="ce70">
            <text:p>1,00</text:p>
          </table:table-cell>
          <table:table-cell office:value-type="float" office:value="2000" table:formula="of:=+[.G203]*[.F203]" table:style-name="ce71">
            <text:p>2.000,00<text:s/></text:p>
          </table:table-cell>
          <table:table-cell table:style-name="ce61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97">
            <text:p>Viajes y actividades para fomento del trabajo en equipo</text:p>
          </table:table-cell>
          <table:covered-table-cell table:number-columns-repeated="4"/>
          <table:table-cell office:value-type="float" office:value="300" table:style-name="ce62">
            <text:p>300,00</text:p>
          </table:table-cell>
          <table:table-cell office:value-type="float" office:value="2" table:style-name="ce70">
            <text:p>2,00</text:p>
          </table:table-cell>
          <table:table-cell office:value-type="float" office:value="600" table:formula="of:=+[.G204]*[.F204]" table:style-name="ce71">
            <text:p>600,00<text:s/></text:p>
          </table:table-cell>
          <table:table-cell table:style-name="ce61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97">
            <text:p>Bolsa de formación</text:p>
          </table:table-cell>
          <table:covered-table-cell table:number-columns-repeated="4"/>
          <table:table-cell office:value-type="float" office:value="500" table:style-name="ce62">
            <text:p>500,00</text:p>
          </table:table-cell>
          <table:table-cell office:value-type="float" office:value="1" table:style-name="ce70">
            <text:p>1,00</text:p>
          </table:table-cell>
          <table:table-cell office:value-type="float" office:value="500" table:formula="of:=+[.G205]*[.F205]" table:style-name="ce71">
            <text:p>500,00<text:s/></text:p>
          </table:table-cell>
          <table:table-cell table:style-name="ce61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70"/>
          <table:table-cell office:value-type="float" office:value="0" table:formula="of:=+[.G206]*[.F206]" table:style-name="ce71">
            <text:p>0,00<text:s/></text:p>
          </table:table-cell>
          <table:table-cell table:style-name="ce61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70"/>
          <table:table-cell office:value-type="float" office:value="0" table:formula="of:=+[.G207]*[.F207]" table:style-name="ce71">
            <text:p>0,00<text:s/></text:p>
          </table:table-cell>
          <table:table-cell table:style-name="ce61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70"/>
          <table:table-cell office:value-type="float" office:value="0" table:formula="of:=+[.G208]*[.F208]" table:style-name="ce71">
            <text:p>0,00<text:s/></text:p>
          </table:table-cell>
          <table:table-cell table:style-name="ce61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70"/>
          <table:table-cell office:value-type="float" office:value="0" table:formula="of:=+[.G209]*[.F209]" table:style-name="ce71">
            <text:p>0,00<text:s/></text:p>
          </table:table-cell>
          <table:table-cell table:style-name="ce61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70"/>
          <table:table-cell office:value-type="float" office:value="0" table:formula="of:=+[.G210]*[.F210]" table:style-name="ce71">
            <text:p>0,00<text:s/></text:p>
          </table:table-cell>
          <table:table-cell table:style-name="ce61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70"/>
          <table:table-cell office:value-type="float" office:value="0" table:formula="of:=+[.G211]*[.F211]" table:style-name="ce71">
            <text:p>0,00<text:s/></text:p>
          </table:table-cell>
          <table:table-cell table:style-name="ce61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70"/>
          <table:table-cell office:value-type="float" office:value="0" table:formula="of:=+[.G212]*[.F212]" table:style-name="ce71">
            <text:p>0,00<text:s/></text:p>
          </table:table-cell>
          <table:table-cell table:style-name="ce61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70"/>
          <table:table-cell office:value-type="float" office:value="0" table:formula="of:=+[.G213]*[.F213]" table:style-name="ce71">
            <text:p>0,00<text:s/></text:p>
          </table:table-cell>
          <table:table-cell table:style-name="ce61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70"/>
          <table:table-cell office:value-type="float" office:value="0" table:formula="of:=+[.G214]*[.F214]" table:style-name="ce71">
            <text:p>0,00<text:s/></text:p>
          </table:table-cell>
          <table:table-cell table:style-name="ce61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70"/>
          <table:table-cell office:value-type="float" office:value="0" table:formula="of:=+[.G215]*[.F215]" table:style-name="ce71">
            <text:p>0,00<text:s/></text:p>
          </table:table-cell>
          <table:table-cell table:style-name="ce61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70"/>
          <table:table-cell office:value-type="float" office:value="0" table:formula="of:=+[.G216]*[.F216]" table:style-name="ce71">
            <text:p>0,00<text:s/></text:p>
          </table:table-cell>
          <table:table-cell table:style-name="ce61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70"/>
          <table:table-cell office:value-type="float" office:value="0" table:formula="of:=+[.G217]*[.F217]" table:style-name="ce71">
            <text:p>0,00<text:s/></text:p>
          </table:table-cell>
          <table:table-cell table:style-name="ce61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70"/>
          <table:table-cell office:value-type="float" office:value="0" table:formula="of:=+[.G218]*[.F218]" table:style-name="ce71">
            <text:p>0,00<text:s/></text:p>
          </table:table-cell>
          <table:table-cell table:style-name="ce61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70"/>
          <table:table-cell office:value-type="float" office:value="0" table:formula="of:=+[.G219]*[.F219]" table:style-name="ce71">
            <text:p>0,00<text:s/></text:p>
          </table:table-cell>
          <table:table-cell table:style-name="ce61"/>
          <table:table-cell table:number-columns-repeated="16375"/>
        </table:table-row>
        <table:table-row table:style-name="ro1">
          <table:table-cell table:number-columns-spanned="5" table:number-rows-spanned="1" table:style-name="ce95"/>
          <table:covered-table-cell table:number-columns-repeated="4"/>
          <table:table-cell table:style-name="ce62"/>
          <table:table-cell table:style-name="ce70"/>
          <table:table-cell office:value-type="float" office:value="0" table:formula="of:=+[.G220]*[.F220]" table:style-name="ce71">
            <text:p>0,00<text:s/></text:p>
          </table:table-cell>
          <table:table-cell table:style-name="ce61"/>
          <table:table-cell table:number-columns-repeated="16375"/>
        </table:table-row>
        <table:table-row table:style-name="ro1">
          <table:table-cell office:value-type="string" table:style-name="ce41">
            <text:p>Total Otros Gastos Directos</text:p>
          </table:table-cell>
          <table:table-cell table:number-columns-repeated="5" table:style-name="ce42"/>
          <table:table-cell table:style-name="ce65"/>
          <table:table-cell office:value-type="float" office:value="8100" table:formula="of:=SUM([.H201:.H220])" table:style-name="ce69">
            <text:p>8.100,00<text:s/></text:p>
          </table:table-cell>
          <table:table-cell table:style-name="ce61"/>
          <table:table-cell table:number-columns-repeated="16375"/>
        </table:table-row>
        <table:table-row table:style-name="ro1">
          <table:table-cell table:style-name="ce31"/>
          <table:table-cell table:number-columns-repeated="7" table:style-name="ce32"/>
          <table:table-cell table:style-name="ce34"/>
          <table:table-cell table:number-columns-repeated="16375"/>
        </table:table-row>
        <table:table-row table:style-name="ro2">
          <table:table-cell office:value-type="string" table:number-columns-spanned="6" table:number-rows-spanned="2" table:style-name="ce98">
            <text:p>T O T A L <text:s text:c="3"/>G A S T O S</text:p>
          </table:table-cell>
          <table:covered-table-cell table:number-columns-repeated="5"/>
          <table:table-cell office:value-type="percentage" office:value="0.57706834961774056" table:formula="of:=IF([.H$99]=0;0;[.H223]/[.H$99])" table:number-columns-spanned="1" table:number-rows-spanned="2" table:style-name="ce88">
            <text:p>57,71%</text:p>
          </table:table-cell>
          <table:table-cell office:value-type="float" office:value="31422" table:formula="of:=SUM([.H147];[.H156];[.H197];[.H221])" table:number-columns-spanned="1" table:number-rows-spanned="2" table:style-name="ce99">
            <text:p>31.422,00<text:s/>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 table:number-columns-repeated="5"/>
          <table:covered-table-cell/>
          <table:covered-table-cell/>
          <table:table-cell table:number-columns-repeated="16376" table:style-name="ce1"/>
        </table:table-row>
        <table:table-row table:style-name="ro2">
          <table:table-cell table:number-columns-repeated="6" table:style-name="ce74"/>
          <table:table-cell table:number-columns-repeated="2" table:style-name="ce75"/>
          <table:table-cell table:style-name="ce49"/>
          <table:table-cell table:number-columns-repeated="16375"/>
        </table:table-row>
        <table:table-row table:style-name="ro2">
          <table:table-cell office:value-type="string" table:number-columns-spanned="6" table:number-rows-spanned="2" table:style-name="ce100">
            <text:p>T O T A L <text:s text:c="3"/>R E S U L T A D O S</text:p>
          </table:table-cell>
          <table:covered-table-cell table:number-columns-repeated="5"/>
          <table:table-cell office:value-type="percentage" office:value="0.42293165038225944" table:formula="of:=IF([.H$99]=0;0;[.H226]/[.H$99])" table:number-columns-spanned="1" table:number-rows-spanned="2" table:style-name="ce101">
            <text:p>42,29%</text:p>
          </table:table-cell>
          <table:table-cell office:value-type="float" office:value="23029.088888888888" table:formula="of:=[.H99]-[.H223]" table:number-columns-spanned="1" table:number-rows-spanned="2" table:style-name="ce102">
            <text:p>23.029,09<text:s/>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 table:number-columns-repeated="5"/>
          <table:covered-table-cell/>
          <table:covered-table-cell/>
          <table:table-cell table:number-columns-repeated="16376" table:style-name="ce1"/>
        </table:table-row>
        <table:table-row table:number-rows-repeated="10483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2" number:min-integer-digits="1" number:grouping="true"/>
      <number:text> </number:text>
    </number:number-style>
    <number:number-style style:name="N3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6P0"/>
    </number:number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7P0"/>
    </number:number-style>
    <number:percentage-style style:name="N38P0">
      <number:number number:decimal-places="2" number:min-integer-digits="1" number:grouping="true"/>
      <number:text> %</number:text>
    </number:percentage-style>
    <number:percentage-style style:name="N38">
      <style:text-properties fo:color="#FF0000"/>
      <number:text>-</number:text>
      <number:number number:decimal-places="2" number:min-integer-digits="1" number:grouping="true"/>
      <number:text> %</number:text>
      <style:map style:condition="value()&gt;=0" style:apply-style-name="N38P0"/>
    </number:percentag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number:currency-style style:name="N40P0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40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40P0"/>
    </number:currency-style>
    <style:style style:name="Excel_BuiltIn_Percent" style:family="table-cell" style:data-style-name="N13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Alfonso Lorenzo Rodríguez</meta:initial-creator>
    <dc:creator>Germán Rodríguez Alonso</dc:creator>
    <meta:creation-date>2008-10-29T21:34:52Z</meta:creation-date>
    <dc:date>2018-12-19T01:30:59Z</dc:date>
    <meta:editing-cycles>29</meta:editing-cycles>
    <meta:editing-duration>PT16891S</meta:editing-duration>
    <meta:user-defined meta:name="Información 1"/>
    <meta:user-defined meta:name="Información 2"/>
    <meta:user-defined meta:name="Información 3"/>
    <meta:user-defined meta:name="Información 4"/>
  </office:meta>
</office:document-meta>
</file>